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stat" table:style-name="ta1">
        <table:shapes>
          <draw:frame draw:z-index="0" draw:style-name="gr1" draw:text-style-name="P1" svg:width="12.1854in" svg:height="8.9626in" svg:x="0.4437in" svg:y="5.8874in">
            <draw:object draw:notify-on-update-of-ranges="Rosstat.A2:Rosstat.A32 Rosstat.B1:Rosstat.B1 Rosstat.B2:Rosstat.B32 Rosstat.C1:Rosstat.C1 Rosstat.C2:Rosstat.C32 Rosstat.D1:Rosstat.D1 Rosstat.D2:Rosstat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females</text:p>
          </table:table-cell>
          <table:table-cell table:style-name="ce1" office:value-type="string" calcext:value-type="string">
            <text:p>overall</text:p>
          </table:table-cell>
          <table:table-cell table:style-name="ce1" office:value-type="string" calcext:value-type="string">
            <text:p>males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4.3" calcext:value-type="float">
            <text:p>74.3</text:p>
          </table:table-cell>
          <table:table-cell office:value-type="float" office:value="69.2" calcext:value-type="float">
            <text:p>69.2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4.2" calcext:value-type="float">
            <text:p>74.2</text:p>
          </table:table-cell>
          <table:table-cell office:value-type="float" office:value="68.9" calcext:value-type="float">
            <text:p>68.9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3.7" calcext:value-type="float">
            <text:p>73.7</text:p>
          </table:table-cell>
          <table:table-cell office:value-type="float" office:value="67.8" calcext:value-type="float">
            <text:p>67.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1.8" calcext:value-type="float">
            <text:p>71.8</text:p>
          </table:table-cell>
          <table:table-cell office:value-type="float" office:value="65" calcext:value-type="float">
            <text:p>65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1.1" calcext:value-type="float">
            <text:p>71.1</text:p>
          </table:table-cell>
          <table:table-cell office:value-type="float" office:value="63.9" calcext:value-type="float">
            <text:p>63.9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1.6" calcext:value-type="float">
            <text:p>71.6</text:p>
          </table:table-cell>
          <table:table-cell office:value-type="float" office:value="64.5" calcext:value-type="float">
            <text:p>64.5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2.4" calcext:value-type="float">
            <text:p>72.4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2.8" calcext:value-type="float">
            <text:p>72.8</text:p>
          </table:table-cell>
          <table:table-cell office:value-type="float" office:value="66.7" calcext:value-type="float">
            <text:p>66.7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3.1" calcext:value-type="float">
            <text:p>73.1</text:p>
          </table:table-cell>
          <table:table-cell office:value-type="float" office:value="67.1" calcext:value-type="float">
            <text:p>67.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2.4" calcext:value-type="float">
            <text:p>72.4</text:p>
          </table:table-cell>
          <table:table-cell office:value-type="float" office:value="65.9" calcext:value-type="float">
            <text:p>65.9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.3" calcext:value-type="float">
            <text:p>72.3</text:p>
          </table:table-cell>
          <table:table-cell office:value-type="float" office:value="65.3" calcext:value-type="float">
            <text:p>65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2.2" calcext:value-type="float">
            <text:p>72.2</text:p>
          </table:table-cell>
          <table:table-cell office:value-type="float" office:value="65.2" calcext:value-type="float">
            <text:p>65.2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1.9" calcext:value-type="float">
            <text:p>71.9</text:p>
          </table:table-cell>
          <table:table-cell office:value-type="float" office:value="65" calcext:value-type="float">
            <text:p>65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1.9" calcext:value-type="float">
            <text:p>71.9</text:p>
          </table:table-cell>
          <table:table-cell office:value-type="float" office:value="64.9" calcext:value-type="float">
            <text:p>64.9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2.4" calcext:value-type="float">
            <text:p>72.4</text:p>
          </table:table-cell>
          <table:table-cell office:value-type="float" office:value="65.3" calcext:value-type="float">
            <text:p>65.3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2.5" calcext:value-type="float">
            <text:p>72.5</text:p>
          </table:table-cell>
          <table:table-cell office:value-type="float" office:value="65.4" calcext:value-type="float">
            <text:p>65.4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3.3" calcext:value-type="float">
            <text:p>73.3</text:p>
          </table:table-cell>
          <table:table-cell office:value-type="float" office:value="66.7" calcext:value-type="float">
            <text:p>66.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  <table:table-cell office:value-type="float" office:value="67.6" calcext:value-type="float">
            <text:p>67.6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4.3" calcext:value-type="float">
            <text:p>74.3</text:p>
          </table:table-cell>
          <table:table-cell office:value-type="float" office:value="68" calcext:value-type="float">
            <text:p>6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.8" calcext:value-type="float">
            <text:p>74.8</text:p>
          </table:table-cell>
          <table:table-cell office:value-type="float" office:value="68.8" calcext:value-type="float">
            <text:p>68.8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.9" calcext:value-type="float">
            <text:p>74.9</text:p>
          </table:table-cell>
          <table:table-cell office:value-type="float" office:value="68.9" calcext:value-type="float">
            <text:p>68.9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.61" calcext:value-type="float">
            <text:p>75.61</text:p>
          </table:table-cell>
          <table:table-cell office:value-type="float" office:value="69.83" calcext:value-type="float">
            <text:p>69.83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.86" calcext:value-type="float">
            <text:p>75.86</text:p>
          </table:table-cell>
          <table:table-cell office:value-type="float" office:value="70.24" calcext:value-type="float">
            <text:p>70.24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.3" calcext:value-type="float">
            <text:p>76.3</text:p>
          </table:table-cell>
          <table:table-cell office:value-type="float" office:value="70.76" calcext:value-type="float">
            <text:p>70.76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.47" calcext:value-type="float">
            <text:p>76.47</text:p>
          </table:table-cell>
          <table:table-cell office:value-type="float" office:value="70.93" calcext:value-type="float">
            <text:p>70.93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.71" calcext:value-type="float">
            <text:p>76.71</text:p>
          </table:table-cell>
          <table:table-cell office:value-type="float" office:value="71.39" calcext:value-type="float">
            <text:p>71.39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.06" calcext:value-type="float">
            <text:p>77.06</text:p>
          </table:table-cell>
          <table:table-cell office:value-type="float" office:value="71.87" calcext:value-type="float">
            <text:p>71.87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.64" calcext:value-type="float">
            <text:p>77.64</text:p>
          </table:table-cell>
          <table:table-cell office:value-type="float" office:value="72.7" calcext:value-type="float">
            <text:p>72.7</text:p>
          </table:table-cell>
          <table:table-cell office:value-type="float" office:value="67.51" calcext:value-type="float">
            <text:p>67.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.82" calcext:value-type="float">
            <text:p>77.82</text:p>
          </table:table-cell>
          <table:table-cell office:value-type="float" office:value="72.91" calcext:value-type="float">
            <text:p>72.91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.17" calcext:value-type="float">
            <text:p>78.17</text:p>
          </table:table-cell>
          <table:table-cell office:value-type="float" office:value="73.34" calcext:value-type="float">
            <text:p>73.34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6.43" calcext:value-type="float">
            <text:p>76.43</text:p>
          </table:table-cell>
          <table:table-cell office:value-type="float" office:value="71.54" calcext:value-type="float">
            <text:p>71.54</text:p>
          </table:table-cell>
          <table:table-cell office:value-type="float" office:value="66.49" calcext:value-type="float">
            <text:p>66.49</text:p>
          </table:table-cell>
        </table:table-row>
      </table:table>
      <table:table table:name="Rosstat -ru" table:style-name="ta1">
        <table:shapes>
          <draw:frame draw:z-index="0" draw:style-name="gr1" draw:text-style-name="P1" svg:width="12.1854in" svg:height="8.9626in" svg:x="0.4437in" svg:y="5.8874in">
            <draw:object draw:notify-on-update-of-ranges="'Rosstat -ru'.A2:'Rosstat -ru'.A32 'Rosstat -ru'.B1:'Rosstat -ru'.B1 'Rosstat -ru'.B2:'Rosstat -ru'.B32 'Rosstat -ru'.C1:'Rosstat -ru'.C1 'Rosstat -ru'.C2:'Rosstat -ru'.C32 'Rosstat -ru'.D1:'Rosstat -ru'.D1 'Rosstat -ru'.D2:'Rosstat -ru'.D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год</text:p>
          </table:table-cell>
          <table:table-cell table:style-name="ce1" office:value-type="string" calcext:value-type="string">
            <text:p>женщины</text:p>
          </table:table-cell>
          <table:table-cell table:style-name="ce1" office:value-type="string" calcext:value-type="string">
            <text:p>всё население</text:p>
          </table:table-cell>
          <table:table-cell table:style-name="ce1" office:value-type="string" calcext:value-type="string">
            <text:p>мужчины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4.3" calcext:value-type="float">
            <text:p>74.3</text:p>
          </table:table-cell>
          <table:table-cell office:value-type="float" office:value="69.2" calcext:value-type="float">
            <text:p>69.2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4.2" calcext:value-type="float">
            <text:p>74.2</text:p>
          </table:table-cell>
          <table:table-cell office:value-type="float" office:value="68.9" calcext:value-type="float">
            <text:p>68.9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3.7" calcext:value-type="float">
            <text:p>73.7</text:p>
          </table:table-cell>
          <table:table-cell office:value-type="float" office:value="67.8" calcext:value-type="float">
            <text:p>67.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1.8" calcext:value-type="float">
            <text:p>71.8</text:p>
          </table:table-cell>
          <table:table-cell office:value-type="float" office:value="65" calcext:value-type="float">
            <text:p>65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1.1" calcext:value-type="float">
            <text:p>71.1</text:p>
          </table:table-cell>
          <table:table-cell office:value-type="float" office:value="63.9" calcext:value-type="float">
            <text:p>63.9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1.6" calcext:value-type="float">
            <text:p>71.6</text:p>
          </table:table-cell>
          <table:table-cell office:value-type="float" office:value="64.5" calcext:value-type="float">
            <text:p>64.5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2.4" calcext:value-type="float">
            <text:p>72.4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2.8" calcext:value-type="float">
            <text:p>72.8</text:p>
          </table:table-cell>
          <table:table-cell office:value-type="float" office:value="66.7" calcext:value-type="float">
            <text:p>66.7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3.1" calcext:value-type="float">
            <text:p>73.1</text:p>
          </table:table-cell>
          <table:table-cell office:value-type="float" office:value="67.1" calcext:value-type="float">
            <text:p>67.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2.4" calcext:value-type="float">
            <text:p>72.4</text:p>
          </table:table-cell>
          <table:table-cell office:value-type="float" office:value="65.9" calcext:value-type="float">
            <text:p>65.9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.3" calcext:value-type="float">
            <text:p>72.3</text:p>
          </table:table-cell>
          <table:table-cell office:value-type="float" office:value="65.3" calcext:value-type="float">
            <text:p>65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2.2" calcext:value-type="float">
            <text:p>72.2</text:p>
          </table:table-cell>
          <table:table-cell office:value-type="float" office:value="65.2" calcext:value-type="float">
            <text:p>65.2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1.9" calcext:value-type="float">
            <text:p>71.9</text:p>
          </table:table-cell>
          <table:table-cell office:value-type="float" office:value="65" calcext:value-type="float">
            <text:p>65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1.9" calcext:value-type="float">
            <text:p>71.9</text:p>
          </table:table-cell>
          <table:table-cell office:value-type="float" office:value="64.9" calcext:value-type="float">
            <text:p>64.9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2.4" calcext:value-type="float">
            <text:p>72.4</text:p>
          </table:table-cell>
          <table:table-cell office:value-type="float" office:value="65.3" calcext:value-type="float">
            <text:p>65.3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2.5" calcext:value-type="float">
            <text:p>72.5</text:p>
          </table:table-cell>
          <table:table-cell office:value-type="float" office:value="65.4" calcext:value-type="float">
            <text:p>65.4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3.3" calcext:value-type="float">
            <text:p>73.3</text:p>
          </table:table-cell>
          <table:table-cell office:value-type="float" office:value="66.7" calcext:value-type="float">
            <text:p>66.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  <table:table-cell office:value-type="float" office:value="67.6" calcext:value-type="float">
            <text:p>67.6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4.3" calcext:value-type="float">
            <text:p>74.3</text:p>
          </table:table-cell>
          <table:table-cell office:value-type="float" office:value="68" calcext:value-type="float">
            <text:p>6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.8" calcext:value-type="float">
            <text:p>74.8</text:p>
          </table:table-cell>
          <table:table-cell office:value-type="float" office:value="68.8" calcext:value-type="float">
            <text:p>68.8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.9" calcext:value-type="float">
            <text:p>74.9</text:p>
          </table:table-cell>
          <table:table-cell office:value-type="float" office:value="68.9" calcext:value-type="float">
            <text:p>68.9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.61" calcext:value-type="float">
            <text:p>75.61</text:p>
          </table:table-cell>
          <table:table-cell office:value-type="float" office:value="69.83" calcext:value-type="float">
            <text:p>69.83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.86" calcext:value-type="float">
            <text:p>75.86</text:p>
          </table:table-cell>
          <table:table-cell office:value-type="float" office:value="70.24" calcext:value-type="float">
            <text:p>70.24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.3" calcext:value-type="float">
            <text:p>76.3</text:p>
          </table:table-cell>
          <table:table-cell office:value-type="float" office:value="70.76" calcext:value-type="float">
            <text:p>70.76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.47" calcext:value-type="float">
            <text:p>76.47</text:p>
          </table:table-cell>
          <table:table-cell office:value-type="float" office:value="70.93" calcext:value-type="float">
            <text:p>70.93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.71" calcext:value-type="float">
            <text:p>76.71</text:p>
          </table:table-cell>
          <table:table-cell office:value-type="float" office:value="71.39" calcext:value-type="float">
            <text:p>71.39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.06" calcext:value-type="float">
            <text:p>77.06</text:p>
          </table:table-cell>
          <table:table-cell office:value-type="float" office:value="71.87" calcext:value-type="float">
            <text:p>71.87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.64" calcext:value-type="float">
            <text:p>77.64</text:p>
          </table:table-cell>
          <table:table-cell office:value-type="float" office:value="72.7" calcext:value-type="float">
            <text:p>72.7</text:p>
          </table:table-cell>
          <table:table-cell office:value-type="float" office:value="67.51" calcext:value-type="float">
            <text:p>67.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.82" calcext:value-type="float">
            <text:p>77.82</text:p>
          </table:table-cell>
          <table:table-cell office:value-type="float" office:value="72.91" calcext:value-type="float">
            <text:p>72.91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.17" calcext:value-type="float">
            <text:p>78.17</text:p>
          </table:table-cell>
          <table:table-cell office:value-type="float" office:value="73.34" calcext:value-type="float">
            <text:p>73.34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6.43" calcext:value-type="float">
            <text:p>76.43</text:p>
          </table:table-cell>
          <table:table-cell office:value-type="float" office:value="71.54" calcext:value-type="float">
            <text:p>71.54</text:p>
          </table:table-cell>
          <table:table-cell office:value-type="float" office:value="66.49" calcext:value-type="float">
            <text:p>66.49</text:p>
          </table:table-cell>
        </table:table-row>
      </table:table>
      <table:table table:name="HMD plus Rosstat (from 2015)" table:style-name="ta1">
        <table:shapes>
          <draw:frame draw:z-index="0" draw:style-name="gr1" draw:text-style-name="P1" svg:width="21.1031in" svg:height="8.9622in" svg:x="0in" svg:y="11.4091in">
            <draw:object draw:notify-on-update-of-ranges="'HMD plus Rosstat (from 2015)'.A2:'HMD plus Rosstat (from 2015)'.A63 'HMD plus Rosstat (from 2015)'.B1:'HMD plus Rosstat (from 2015)'.B1 'HMD plus Rosstat (from 2015)'.B2:'HMD plus Rosstat (from 2015)'.B63 'HMD plus Rosstat (from 2015)'.C1:'HMD plus Rosstat (from 2015)'.C1 'HMD plus Rosstat (from 2015)'.C2:'HMD plus Rosstat (from 2015)'.C63 'HMD plus Rosstat (from 2015)'.D1:'HMD plus Rosstat (from 2015)'.D1 'HMD plus Rosstat (from 2015)'.D2:'HMD plus Rosstat (from 2015)'.D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females</text:p>
          </table:table-cell>
          <table:table-cell table:style-name="ce1" office:value-type="string" calcext:value-type="string">
            <text:p>overall</text:p>
          </table:table-cell>
          <table:table-cell table:style-name="ce1" office:value-type="string" calcext:value-type="string">
            <text:p>males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71.16" calcext:value-type="float">
            <text:p>71.16</text:p>
          </table:table-cell>
          <table:table-cell office:value-type="float" office:value="67.69" calcext:value-type="float">
            <text:p>67.69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2.31" calcext:value-type="float">
            <text:p>72.31</text:p>
          </table:table-cell>
          <table:table-cell office:value-type="float" office:value="68.7" calcext:value-type="float">
            <text:p>68.7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2.62" calcext:value-type="float">
            <text:p>72.62</text:p>
          </table:table-cell>
          <table:table-cell office:value-type="float" office:value="68.96" calcext:value-type="float">
            <text:p>68.96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72.27" calcext:value-type="float">
            <text:p>72.27</text:p>
          </table:table-cell>
          <table:table-cell office:value-type="float" office:value="68.64" calcext:value-type="float">
            <text:p>68.64</text:p>
          </table:table-cell>
          <table:table-cell office:value-type="float" office:value="63.68" calcext:value-type="float">
            <text:p>63.6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72.78" calcext:value-type="float">
            <text:p>72.78</text:p>
          </table:table-cell>
          <table:table-cell office:value-type="float" office:value="69.13" calcext:value-type="float">
            <text:p>69.13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64.89" calcext:value-type="float">
            <text:p>64.8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73.31" calcext:value-type="float">
            <text:p>73.31</text:p>
          </table:table-cell>
          <table:table-cell office:value-type="float" office:value="69.5" calcext:value-type="float">
            <text:p>69.5</text:p>
          </table:table-cell>
          <table:table-cell office:value-type="float" office:value="64.36" calcext:value-type="float">
            <text:p>64.3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3.55" calcext:value-type="float">
            <text:p>73.55</text:p>
          </table:table-cell>
          <table:table-cell office:value-type="float" office:value="69.57" calcext:value-type="float">
            <text:p>69.57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3.43" calcext:value-type="float">
            <text:p>73.43</text:p>
          </table:table-cell>
          <table:table-cell office:value-type="float" office:value="69.35" calcext:value-type="float">
            <text:p>69.35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73.55" calcext:value-type="float">
            <text:p>73.55</text:p>
          </table:table-cell>
          <table:table-cell office:value-type="float" office:value="69.25" calcext:value-type="float">
            <text:p>69.25</text:p>
          </table:table-cell>
          <table:table-cell office:value-type="float" office:value="63.72" calcext:value-type="float">
            <text:p>63.7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73.29" calcext:value-type="float">
            <text:p>73.29</text:p>
          </table:table-cell>
          <table:table-cell office:value-type="float" office:value="68.76" calcext:value-type="float">
            <text:p>68.76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3.44" calcext:value-type="float">
            <text:p>73.44</text:p>
          </table:table-cell>
          <table:table-cell office:value-type="float" office:value="68.83" calcext:value-type="float">
            <text:p>68.83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3.77" calcext:value-type="float">
            <text:p>73.77</text:p>
          </table:table-cell>
          <table:table-cell office:value-type="float" office:value="69.07" calcext:value-type="float">
            <text:p>69.07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3.62" calcext:value-type="float">
            <text:p>73.62</text:p>
          </table:table-cell>
          <table:table-cell office:value-type="float" office:value="68.98" calcext:value-type="float">
            <text:p>68.98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3.56" calcext:value-type="float">
            <text:p>73.56</text:p>
          </table:table-cell>
          <table:table-cell office:value-type="float" office:value="68.96" calcext:value-type="float">
            <text:p>68.96</text:p>
          </table:table-cell>
          <table:table-cell office:value-type="float" office:value="63.28" calcext:value-type="float">
            <text:p>63.2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3.77" calcext:value-type="float">
            <text:p>73.77</text:p>
          </table:table-cell>
          <table:table-cell office:value-type="float" office:value="68.96" calcext:value-type="float">
            <text:p>68.96</text:p>
          </table:table-cell>
          <table:table-cell office:value-type="float" office:value="63.13" calcext:value-type="float">
            <text:p>63.1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3.22" calcext:value-type="float">
            <text:p>73.22</text:p>
          </table:table-cell>
          <table:table-cell office:value-type="float" office:value="68.32" calcext:value-type="float">
            <text:p>68.32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3.05" calcext:value-type="float">
            <text:p>73.05</text:p>
          </table:table-cell>
          <table:table-cell office:value-type="float" office:value="68.06" calcext:value-type="float">
            <text:p>68.06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3.19" calcext:value-type="float">
            <text:p>73.19</text:p>
          </table:table-cell>
          <table:table-cell office:value-type="float" office:value="67.9" calcext:value-type="float">
            <text:p>67.9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3.23" calcext:value-type="float">
            <text:p>73.23</text:p>
          </table:table-cell>
          <table:table-cell office:value-type="float" office:value="67.91" calcext:value-type="float">
            <text:p>67.91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3.02" calcext:value-type="float">
            <text:p>73.02</text:p>
          </table:table-cell>
          <table:table-cell office:value-type="float" office:value="67.58" calcext:value-type="float">
            <text:p>67.58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2.96" calcext:value-type="float">
            <text:p>72.96</text:p>
          </table:table-cell>
          <table:table-cell office:value-type="float" office:value="67.48" calcext:value-type="float">
            <text:p>67.48</text:p>
          </table:table-cell>
          <table:table-cell office:value-type="float" office:value="61.39" calcext:value-type="float">
            <text:p>61.3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3.18" calcext:value-type="float">
            <text:p>73.18</text:p>
          </table:table-cell>
          <table:table-cell office:value-type="float" office:value="67.69" calcext:value-type="float">
            <text:p>67.69</text:p>
          </table:table-cell>
          <table:table-cell office:value-type="float" office:value="61.62" calcext:value-type="float">
            <text:p>61.6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3.63" calcext:value-type="float">
            <text:p>73.63</text:p>
          </table:table-cell>
          <table:table-cell office:value-type="float" office:value="68.24" calcext:value-type="float">
            <text:p>68.24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3.42" calcext:value-type="float">
            <text:p>73.42</text:p>
          </table:table-cell>
          <table:table-cell office:value-type="float" office:value="68.07" calcext:value-type="float">
            <text:p>68.07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2.96" calcext:value-type="float">
            <text:p>72.96</text:p>
          </table:table-cell>
          <table:table-cell office:value-type="float" office:value="67.56" calcext:value-type="float">
            <text:p>67.56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3.24" calcext:value-type="float">
            <text:p>73.24</text:p>
          </table:table-cell>
          <table:table-cell office:value-type="float" office:value="68.26" calcext:value-type="float">
            <text:p>68.26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4.2" calcext:value-type="float">
            <text:p>74.2</text:p>
          </table:table-cell>
          <table:table-cell office:value-type="float" office:value="69.85" calcext:value-type="float">
            <text:p>69.85</text:p>
          </table:table-cell>
          <table:table-cell office:value-type="float" office:value="64.76" calcext:value-type="float">
            <text:p>64.7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4.27" calcext:value-type="float">
            <text:p>74.27</text:p>
          </table:table-cell>
          <table:table-cell office:value-type="float" office:value="69.9" calcext:value-type="float">
            <text:p>69.9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4.25" calcext:value-type="float">
            <text:p>74.25</text:p>
          </table:table-cell>
          <table:table-cell office:value-type="float" office:value="69.73" calcext:value-type="float">
            <text:p>69.73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4.49" calcext:value-type="float">
            <text:p>74.49</text:p>
          </table:table-cell>
          <table:table-cell office:value-type="float" office:value="69.59" calcext:value-type="float">
            <text:p>69.59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4.3" calcext:value-type="float">
            <text:p>74.3</text:p>
          </table:table-cell>
          <table:table-cell office:value-type="float" office:value="69.2" calcext:value-type="float">
            <text:p>69.2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4.2" calcext:value-type="float">
            <text:p>74.2</text:p>
          </table:table-cell>
          <table:table-cell office:value-type="float" office:value="68.9" calcext:value-type="float">
            <text:p>68.9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3.7" calcext:value-type="float">
            <text:p>73.7</text:p>
          </table:table-cell>
          <table:table-cell office:value-type="float" office:value="67.8" calcext:value-type="float">
            <text:p>67.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1.8" calcext:value-type="float">
            <text:p>71.8</text:p>
          </table:table-cell>
          <table:table-cell office:value-type="float" office:value="65" calcext:value-type="float">
            <text:p>65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1.1" calcext:value-type="float">
            <text:p>71.1</text:p>
          </table:table-cell>
          <table:table-cell office:value-type="float" office:value="63.9" calcext:value-type="float">
            <text:p>63.9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1.6" calcext:value-type="float">
            <text:p>71.6</text:p>
          </table:table-cell>
          <table:table-cell office:value-type="float" office:value="64.5" calcext:value-type="float">
            <text:p>64.5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2.4" calcext:value-type="float">
            <text:p>72.4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2.8" calcext:value-type="float">
            <text:p>72.8</text:p>
          </table:table-cell>
          <table:table-cell office:value-type="float" office:value="66.7" calcext:value-type="float">
            <text:p>66.7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3.1" calcext:value-type="float">
            <text:p>73.1</text:p>
          </table:table-cell>
          <table:table-cell office:value-type="float" office:value="67.1" calcext:value-type="float">
            <text:p>67.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2.4" calcext:value-type="float">
            <text:p>72.4</text:p>
          </table:table-cell>
          <table:table-cell office:value-type="float" office:value="65.9" calcext:value-type="float">
            <text:p>65.9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.3" calcext:value-type="float">
            <text:p>72.3</text:p>
          </table:table-cell>
          <table:table-cell office:value-type="float" office:value="65.3" calcext:value-type="float">
            <text:p>65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2.2" calcext:value-type="float">
            <text:p>72.2</text:p>
          </table:table-cell>
          <table:table-cell office:value-type="float" office:value="65.2" calcext:value-type="float">
            <text:p>65.2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1.9" calcext:value-type="float">
            <text:p>71.9</text:p>
          </table:table-cell>
          <table:table-cell office:value-type="float" office:value="65" calcext:value-type="float">
            <text:p>65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1.9" calcext:value-type="float">
            <text:p>71.9</text:p>
          </table:table-cell>
          <table:table-cell office:value-type="float" office:value="64.9" calcext:value-type="float">
            <text:p>64.9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2.4" calcext:value-type="float">
            <text:p>72.4</text:p>
          </table:table-cell>
          <table:table-cell office:value-type="float" office:value="65.3" calcext:value-type="float">
            <text:p>65.3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2.5" calcext:value-type="float">
            <text:p>72.5</text:p>
          </table:table-cell>
          <table:table-cell office:value-type="float" office:value="65.4" calcext:value-type="float">
            <text:p>65.4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3.3" calcext:value-type="float">
            <text:p>73.3</text:p>
          </table:table-cell>
          <table:table-cell office:value-type="float" office:value="66.7" calcext:value-type="float">
            <text:p>66.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  <table:table-cell office:value-type="float" office:value="67.6" calcext:value-type="float">
            <text:p>67.6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4.3" calcext:value-type="float">
            <text:p>74.3</text:p>
          </table:table-cell>
          <table:table-cell office:value-type="float" office:value="68" calcext:value-type="float">
            <text:p>6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.8" calcext:value-type="float">
            <text:p>74.8</text:p>
          </table:table-cell>
          <table:table-cell office:value-type="float" office:value="68.8" calcext:value-type="float">
            <text:p>68.8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.9" calcext:value-type="float">
            <text:p>74.9</text:p>
          </table:table-cell>
          <table:table-cell office:value-type="float" office:value="68.9" calcext:value-type="float">
            <text:p>68.9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.61" calcext:value-type="float">
            <text:p>75.61</text:p>
          </table:table-cell>
          <table:table-cell office:value-type="float" office:value="69.83" calcext:value-type="float">
            <text:p>69.83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.86" calcext:value-type="float">
            <text:p>75.86</text:p>
          </table:table-cell>
          <table:table-cell office:value-type="float" office:value="70.24" calcext:value-type="float">
            <text:p>70.24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.3" calcext:value-type="float">
            <text:p>76.3</text:p>
          </table:table-cell>
          <table:table-cell office:value-type="float" office:value="70.76" calcext:value-type="float">
            <text:p>70.76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.47" calcext:value-type="float">
            <text:p>76.47</text:p>
          </table:table-cell>
          <table:table-cell office:value-type="float" office:value="70.93" calcext:value-type="float">
            <text:p>70.93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.71" calcext:value-type="float">
            <text:p>76.71</text:p>
          </table:table-cell>
          <table:table-cell office:value-type="float" office:value="71.39" calcext:value-type="float">
            <text:p>71.39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.06" calcext:value-type="float">
            <text:p>77.06</text:p>
          </table:table-cell>
          <table:table-cell office:value-type="float" office:value="71.87" calcext:value-type="float">
            <text:p>71.87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.64" calcext:value-type="float">
            <text:p>77.64</text:p>
          </table:table-cell>
          <table:table-cell office:value-type="float" office:value="72.7" calcext:value-type="float">
            <text:p>72.7</text:p>
          </table:table-cell>
          <table:table-cell office:value-type="float" office:value="67.51" calcext:value-type="float">
            <text:p>67.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.82" calcext:value-type="float">
            <text:p>77.82</text:p>
          </table:table-cell>
          <table:table-cell office:value-type="float" office:value="72.91" calcext:value-type="float">
            <text:p>72.91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.17" calcext:value-type="float">
            <text:p>78.17</text:p>
          </table:table-cell>
          <table:table-cell office:value-type="float" office:value="73.34" calcext:value-type="float">
            <text:p>73.34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6.43" calcext:value-type="float">
            <text:p>76.43</text:p>
          </table:table-cell>
          <table:table-cell office:value-type="float" office:value="71.54" calcext:value-type="float">
            <text:p>71.54</text:p>
          </table:table-cell>
          <table:table-cell office:value-type="float" office:value="66.49" calcext:value-type="float">
            <text:p>66.49</text:p>
          </table:table-cell>
        </table:table-row>
      </table:table>
      <table:table table:name="HMD plus Rosstat (from 2015) -ru" table:style-name="ta1">
        <table:shapes>
          <draw:frame draw:z-index="0" draw:style-name="gr1" draw:text-style-name="P1" svg:width="21.1031in" svg:height="8.9622in" svg:x="0in" svg:y="11.4091in">
            <draw:object draw:notify-on-update-of-ranges="'HMD plus Rosstat (from 2015) -ru'.A2:'HMD plus Rosstat (from 2015) -ru'.A63 'HMD plus Rosstat (from 2015) -ru'.B1:'HMD plus Rosstat (from 2015) -ru'.B1 'HMD plus Rosstat (from 2015) -ru'.B2:'HMD plus Rosstat (from 2015) -ru'.B63 'HMD plus Rosstat (from 2015) -ru'.C1:'HMD plus Rosstat (from 2015) -ru'.C1 'HMD plus Rosstat (from 2015) -ru'.C2:'HMD plus Rosstat (from 2015) -ru'.C63 'HMD plus Rosstat (from 2015) -ru'.D1:'HMD plus Rosstat (from 2015) -ru'.D1 'HMD plus Rosstat (from 2015) -ru'.D2:'HMD plus Rosstat (from 2015) -ru'.D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год</text:p>
          </table:table-cell>
          <table:table-cell table:style-name="ce1" office:value-type="string" calcext:value-type="string">
            <text:p>женщины</text:p>
          </table:table-cell>
          <table:table-cell table:style-name="ce1" office:value-type="string" calcext:value-type="string">
            <text:p>всё население</text:p>
          </table:table-cell>
          <table:table-cell table:style-name="ce1" office:value-type="string" calcext:value-type="string">
            <text:p>мужчины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71.16" calcext:value-type="float">
            <text:p>71.16</text:p>
          </table:table-cell>
          <table:table-cell office:value-type="float" office:value="67.69" calcext:value-type="float">
            <text:p>67.69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2.31" calcext:value-type="float">
            <text:p>72.31</text:p>
          </table:table-cell>
          <table:table-cell office:value-type="float" office:value="68.7" calcext:value-type="float">
            <text:p>68.7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2.62" calcext:value-type="float">
            <text:p>72.62</text:p>
          </table:table-cell>
          <table:table-cell office:value-type="float" office:value="68.96" calcext:value-type="float">
            <text:p>68.96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72.27" calcext:value-type="float">
            <text:p>72.27</text:p>
          </table:table-cell>
          <table:table-cell office:value-type="float" office:value="68.64" calcext:value-type="float">
            <text:p>68.64</text:p>
          </table:table-cell>
          <table:table-cell office:value-type="float" office:value="63.68" calcext:value-type="float">
            <text:p>63.6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72.78" calcext:value-type="float">
            <text:p>72.78</text:p>
          </table:table-cell>
          <table:table-cell office:value-type="float" office:value="69.13" calcext:value-type="float">
            <text:p>69.13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64.89" calcext:value-type="float">
            <text:p>64.8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73.31" calcext:value-type="float">
            <text:p>73.31</text:p>
          </table:table-cell>
          <table:table-cell office:value-type="float" office:value="69.5" calcext:value-type="float">
            <text:p>69.5</text:p>
          </table:table-cell>
          <table:table-cell office:value-type="float" office:value="64.36" calcext:value-type="float">
            <text:p>64.3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3.55" calcext:value-type="float">
            <text:p>73.55</text:p>
          </table:table-cell>
          <table:table-cell office:value-type="float" office:value="69.57" calcext:value-type="float">
            <text:p>69.57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3.43" calcext:value-type="float">
            <text:p>73.43</text:p>
          </table:table-cell>
          <table:table-cell office:value-type="float" office:value="69.35" calcext:value-type="float">
            <text:p>69.35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73.55" calcext:value-type="float">
            <text:p>73.55</text:p>
          </table:table-cell>
          <table:table-cell office:value-type="float" office:value="69.25" calcext:value-type="float">
            <text:p>69.25</text:p>
          </table:table-cell>
          <table:table-cell office:value-type="float" office:value="63.72" calcext:value-type="float">
            <text:p>63.7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73.29" calcext:value-type="float">
            <text:p>73.29</text:p>
          </table:table-cell>
          <table:table-cell office:value-type="float" office:value="68.76" calcext:value-type="float">
            <text:p>68.76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3.44" calcext:value-type="float">
            <text:p>73.44</text:p>
          </table:table-cell>
          <table:table-cell office:value-type="float" office:value="68.83" calcext:value-type="float">
            <text:p>68.83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3.77" calcext:value-type="float">
            <text:p>73.77</text:p>
          </table:table-cell>
          <table:table-cell office:value-type="float" office:value="69.07" calcext:value-type="float">
            <text:p>69.07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3.62" calcext:value-type="float">
            <text:p>73.62</text:p>
          </table:table-cell>
          <table:table-cell office:value-type="float" office:value="68.98" calcext:value-type="float">
            <text:p>68.98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3.56" calcext:value-type="float">
            <text:p>73.56</text:p>
          </table:table-cell>
          <table:table-cell office:value-type="float" office:value="68.96" calcext:value-type="float">
            <text:p>68.96</text:p>
          </table:table-cell>
          <table:table-cell office:value-type="float" office:value="63.28" calcext:value-type="float">
            <text:p>63.2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3.77" calcext:value-type="float">
            <text:p>73.77</text:p>
          </table:table-cell>
          <table:table-cell office:value-type="float" office:value="68.96" calcext:value-type="float">
            <text:p>68.96</text:p>
          </table:table-cell>
          <table:table-cell office:value-type="float" office:value="63.13" calcext:value-type="float">
            <text:p>63.1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3.22" calcext:value-type="float">
            <text:p>73.22</text:p>
          </table:table-cell>
          <table:table-cell office:value-type="float" office:value="68.32" calcext:value-type="float">
            <text:p>68.32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3.05" calcext:value-type="float">
            <text:p>73.05</text:p>
          </table:table-cell>
          <table:table-cell office:value-type="float" office:value="68.06" calcext:value-type="float">
            <text:p>68.06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3.19" calcext:value-type="float">
            <text:p>73.19</text:p>
          </table:table-cell>
          <table:table-cell office:value-type="float" office:value="67.9" calcext:value-type="float">
            <text:p>67.9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3.23" calcext:value-type="float">
            <text:p>73.23</text:p>
          </table:table-cell>
          <table:table-cell office:value-type="float" office:value="67.91" calcext:value-type="float">
            <text:p>67.91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3.02" calcext:value-type="float">
            <text:p>73.02</text:p>
          </table:table-cell>
          <table:table-cell office:value-type="float" office:value="67.58" calcext:value-type="float">
            <text:p>67.58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2.96" calcext:value-type="float">
            <text:p>72.96</text:p>
          </table:table-cell>
          <table:table-cell office:value-type="float" office:value="67.48" calcext:value-type="float">
            <text:p>67.48</text:p>
          </table:table-cell>
          <table:table-cell office:value-type="float" office:value="61.39" calcext:value-type="float">
            <text:p>61.3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3.18" calcext:value-type="float">
            <text:p>73.18</text:p>
          </table:table-cell>
          <table:table-cell office:value-type="float" office:value="67.69" calcext:value-type="float">
            <text:p>67.69</text:p>
          </table:table-cell>
          <table:table-cell office:value-type="float" office:value="61.62" calcext:value-type="float">
            <text:p>61.6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3.63" calcext:value-type="float">
            <text:p>73.63</text:p>
          </table:table-cell>
          <table:table-cell office:value-type="float" office:value="68.24" calcext:value-type="float">
            <text:p>68.24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3.42" calcext:value-type="float">
            <text:p>73.42</text:p>
          </table:table-cell>
          <table:table-cell office:value-type="float" office:value="68.07" calcext:value-type="float">
            <text:p>68.07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2.96" calcext:value-type="float">
            <text:p>72.96</text:p>
          </table:table-cell>
          <table:table-cell office:value-type="float" office:value="67.56" calcext:value-type="float">
            <text:p>67.56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3.24" calcext:value-type="float">
            <text:p>73.24</text:p>
          </table:table-cell>
          <table:table-cell office:value-type="float" office:value="68.26" calcext:value-type="float">
            <text:p>68.26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4.2" calcext:value-type="float">
            <text:p>74.2</text:p>
          </table:table-cell>
          <table:table-cell office:value-type="float" office:value="69.85" calcext:value-type="float">
            <text:p>69.85</text:p>
          </table:table-cell>
          <table:table-cell office:value-type="float" office:value="64.76" calcext:value-type="float">
            <text:p>64.7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4.27" calcext:value-type="float">
            <text:p>74.27</text:p>
          </table:table-cell>
          <table:table-cell office:value-type="float" office:value="69.9" calcext:value-type="float">
            <text:p>69.9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4.25" calcext:value-type="float">
            <text:p>74.25</text:p>
          </table:table-cell>
          <table:table-cell office:value-type="float" office:value="69.73" calcext:value-type="float">
            <text:p>69.73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4.49" calcext:value-type="float">
            <text:p>74.49</text:p>
          </table:table-cell>
          <table:table-cell office:value-type="float" office:value="69.59" calcext:value-type="float">
            <text:p>69.59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4.3" calcext:value-type="float">
            <text:p>74.3</text:p>
          </table:table-cell>
          <table:table-cell office:value-type="float" office:value="69.2" calcext:value-type="float">
            <text:p>69.2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4.2" calcext:value-type="float">
            <text:p>74.2</text:p>
          </table:table-cell>
          <table:table-cell office:value-type="float" office:value="68.9" calcext:value-type="float">
            <text:p>68.9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3.7" calcext:value-type="float">
            <text:p>73.7</text:p>
          </table:table-cell>
          <table:table-cell office:value-type="float" office:value="67.8" calcext:value-type="float">
            <text:p>67.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1.8" calcext:value-type="float">
            <text:p>71.8</text:p>
          </table:table-cell>
          <table:table-cell office:value-type="float" office:value="65" calcext:value-type="float">
            <text:p>65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1.1" calcext:value-type="float">
            <text:p>71.1</text:p>
          </table:table-cell>
          <table:table-cell office:value-type="float" office:value="63.9" calcext:value-type="float">
            <text:p>63.9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1.6" calcext:value-type="float">
            <text:p>71.6</text:p>
          </table:table-cell>
          <table:table-cell office:value-type="float" office:value="64.5" calcext:value-type="float">
            <text:p>64.5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2.4" calcext:value-type="float">
            <text:p>72.4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2.8" calcext:value-type="float">
            <text:p>72.8</text:p>
          </table:table-cell>
          <table:table-cell office:value-type="float" office:value="66.7" calcext:value-type="float">
            <text:p>66.7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3.1" calcext:value-type="float">
            <text:p>73.1</text:p>
          </table:table-cell>
          <table:table-cell office:value-type="float" office:value="67.1" calcext:value-type="float">
            <text:p>67.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2.4" calcext:value-type="float">
            <text:p>72.4</text:p>
          </table:table-cell>
          <table:table-cell office:value-type="float" office:value="65.9" calcext:value-type="float">
            <text:p>65.9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.3" calcext:value-type="float">
            <text:p>72.3</text:p>
          </table:table-cell>
          <table:table-cell office:value-type="float" office:value="65.3" calcext:value-type="float">
            <text:p>65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2.2" calcext:value-type="float">
            <text:p>72.2</text:p>
          </table:table-cell>
          <table:table-cell office:value-type="float" office:value="65.2" calcext:value-type="float">
            <text:p>65.2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1.9" calcext:value-type="float">
            <text:p>71.9</text:p>
          </table:table-cell>
          <table:table-cell office:value-type="float" office:value="65" calcext:value-type="float">
            <text:p>65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1.9" calcext:value-type="float">
            <text:p>71.9</text:p>
          </table:table-cell>
          <table:table-cell office:value-type="float" office:value="64.9" calcext:value-type="float">
            <text:p>64.9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2.4" calcext:value-type="float">
            <text:p>72.4</text:p>
          </table:table-cell>
          <table:table-cell office:value-type="float" office:value="65.3" calcext:value-type="float">
            <text:p>65.3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2.5" calcext:value-type="float">
            <text:p>72.5</text:p>
          </table:table-cell>
          <table:table-cell office:value-type="float" office:value="65.4" calcext:value-type="float">
            <text:p>65.4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3.3" calcext:value-type="float">
            <text:p>73.3</text:p>
          </table:table-cell>
          <table:table-cell office:value-type="float" office:value="66.7" calcext:value-type="float">
            <text:p>66.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  <table:table-cell office:value-type="float" office:value="67.6" calcext:value-type="float">
            <text:p>67.6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4.3" calcext:value-type="float">
            <text:p>74.3</text:p>
          </table:table-cell>
          <table:table-cell office:value-type="float" office:value="68" calcext:value-type="float">
            <text:p>6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.8" calcext:value-type="float">
            <text:p>74.8</text:p>
          </table:table-cell>
          <table:table-cell office:value-type="float" office:value="68.8" calcext:value-type="float">
            <text:p>68.8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.9" calcext:value-type="float">
            <text:p>74.9</text:p>
          </table:table-cell>
          <table:table-cell office:value-type="float" office:value="68.9" calcext:value-type="float">
            <text:p>68.9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.61" calcext:value-type="float">
            <text:p>75.61</text:p>
          </table:table-cell>
          <table:table-cell office:value-type="float" office:value="69.83" calcext:value-type="float">
            <text:p>69.83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.86" calcext:value-type="float">
            <text:p>75.86</text:p>
          </table:table-cell>
          <table:table-cell office:value-type="float" office:value="70.24" calcext:value-type="float">
            <text:p>70.24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.3" calcext:value-type="float">
            <text:p>76.3</text:p>
          </table:table-cell>
          <table:table-cell office:value-type="float" office:value="70.76" calcext:value-type="float">
            <text:p>70.76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.47" calcext:value-type="float">
            <text:p>76.47</text:p>
          </table:table-cell>
          <table:table-cell office:value-type="float" office:value="70.93" calcext:value-type="float">
            <text:p>70.93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.71" calcext:value-type="float">
            <text:p>76.71</text:p>
          </table:table-cell>
          <table:table-cell office:value-type="float" office:value="71.39" calcext:value-type="float">
            <text:p>71.39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.06" calcext:value-type="float">
            <text:p>77.06</text:p>
          </table:table-cell>
          <table:table-cell office:value-type="float" office:value="71.87" calcext:value-type="float">
            <text:p>71.87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.64" calcext:value-type="float">
            <text:p>77.64</text:p>
          </table:table-cell>
          <table:table-cell office:value-type="float" office:value="72.7" calcext:value-type="float">
            <text:p>72.7</text:p>
          </table:table-cell>
          <table:table-cell office:value-type="float" office:value="67.51" calcext:value-type="float">
            <text:p>67.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.82" calcext:value-type="float">
            <text:p>77.82</text:p>
          </table:table-cell>
          <table:table-cell office:value-type="float" office:value="72.91" calcext:value-type="float">
            <text:p>72.91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.17" calcext:value-type="float">
            <text:p>78.17</text:p>
          </table:table-cell>
          <table:table-cell office:value-type="float" office:value="73.34" calcext:value-type="float">
            <text:p>73.34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6.43" calcext:value-type="float">
            <text:p>76.43</text:p>
          </table:table-cell>
          <table:table-cell office:value-type="float" office:value="71.54" calcext:value-type="float">
            <text:p>71.54</text:p>
          </table:table-cell>
          <table:table-cell office:value-type="float" office:value="66.49" calcext:value-type="float">
            <text:p>66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0121" number:language="en" number:country="US" number:title="User-defined">
      <number:number number:decimal-places="1" loext:min-decimal-places="1" number:min-integer-digits="1"/>
    </number:number-style>
    <number:number-style style:name="N20107" number:language="ru" number:country="RU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8:09:31.384613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18:27:17.537589868</dc:date>
    <meta:editing-duration>PT41M46S</meta:editing-duration>
    <meta:editing-cycles>6</meta:editing-cycles>
    <meta:generator>LibreOffice/6.4.7.2$Linux_X86_64 LibreOffice_project/40$Build-2</meta:generator>
    <meta:document-statistic meta:table-count="4" meta:cell-count="76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121" number:language="en" number:country="US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graphic-properties svg:stroke-width="0.025cm"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minimum="55" chart:maximum="79" chart:origin="0" chart:interval-major="5" chart:interval-minor-divisor="5" chart:reverse-direction="false" text:line-break="false" loext:try-staggering-first="false" chart:link-data-style-to-source="true" chart:axis-position="start" chart:axis-label-position="outside-start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width="0.051cm" svg:stroke-color="#b3b3b3"/>
    </style:style>
    <style:style style:name="ch9" style:family="chart">
      <style:graphic-properties svg:stroke-width="0.025cm" svg:stroke-color="#dddddd" svg:stroke-opacity="65%"/>
    </style:style>
    <style:style style:name="ch10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draw:stroke-dash="Line_20_with_20_Fine_20_Dots" svg:stroke-width="0.102cm" svg:stroke-color="#bf0041" draw:fill-color="#bf0041" dr3d:edge-rounding="5%"/>
      <style:text-properties fo:color="#ffffff" fo:font-size="10pt" fo:font-weight="bold" style:font-size-asian="10pt" style:font-size-complex="10pt"/>
    </style:style>
    <style:style style:name="ch11" style:family="chart">
      <style:chart-properties chart:solid-type="cuboid" chart:symbol-type="named-symbol" chart:symbol-name="circle" chart:symbol-width="0.75cm" chart:symbol-height="0.75cm"/>
    </style:style>
    <style:style style:name="ch12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52cm" svg:stroke-color="#158466" draw:fill-color="#158466" dr3d:edge-rounding="5%"/>
      <style:text-properties fo:color="#ffffff" fo:font-size="10pt" fo:font-weight="bold" style:font-size-asian="10pt" style:font-size-complex="10pt"/>
    </style:style>
    <style:style style:name="ch13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02cm" svg:stroke-color="#3465a4" draw:fill-color="#3465a4" dr3d:edge-rounding="5%"/>
      <style:text-properties fo:color="#ffffff" fo:font-size="1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52cm" svg:height="22.766cm" xlink:href=".." xlink:type="simple" chart:class="chart:line" chart:style-name="ch1">
        <chart:title svg:x="8.249cm" svg:y="0.315cm" chart:style-name="ch2">
          <text:p>Life expectancy at birth in Russian Federation, 1990—2020</text:p>
        </chart:title>
        <chart:legend chart:legend-position="bottom" svg:x="0.939cm" svg:y="1.447cm" style:legend-expansion="custom" chartooo:width="7.569cm" chartooo:height="0.762cm" style:legend-expansion-aspect-ratio="9.93307086614173" chart:style-name="ch3"/>
        <chart:plot-area chart:style-name="ch4" table:cell-range-address="Rosstat.A1:Rosstat.D32" chart:data-source-has-labels="both" svg:x="0.183cm" svg:y="1.372cm" svg:width="30.087cm" svg:height="21.148cm">
          <chartooo:coordinate-region svg:x="0.857cm" svg:y="1.372cm" svg:width="28.988cm" svg:height="20.148cm"/>
          <chart:axis chart:dimension="x" chart:name="primary-x" chart:style-name="ch5" chartooo:axis-type="auto">
            <chartooo:date-scale/>
            <chart:categories table:cell-range-address="Rosstat.A2:Rosstat.A32"/>
            <chart:grid chart:style-name="ch6" chart:class="maj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Rosstat.B2:Rosstat.B32" chart:label-cell-address="Rosstat.B1:Rosstat.B1" chart:class="chart:line">
            <chart:data-point chart:repeated="13"/>
            <chart:data-point chart:style-name="ch11"/>
            <chart:data-point chart:repeated="17"/>
          </chart:series>
          <chart:series chart:style-name="ch12" chart:values-cell-range-address="Rosstat.C2:Rosstat.C32" chart:label-cell-address="Rosstat.C1:Rosstat.C1" chart:class="chart:line">
            <chart:data-point chart:repeated="31"/>
          </chart:series>
          <chart:series chart:style-name="ch13" chart:values-cell-range-address="Rosstat.D2:Rosstat.D32" chart:label-cell-address="Rosstat.D1:Rosstat.D1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s</text:p>
                <draw:g>
                  <svg:desc>Rosstat.B1:Rosstat.B1</svg:desc>
                </draw:g>
              </table:table-cell>
              <table:table-cell office:value-type="string">
                <text:p>overall</text:p>
                <draw:g>
                  <svg:desc>Rosstat.C1:Rosstat.C1</svg:desc>
                </draw:g>
              </table:table-cell>
              <table:table-cell office:value-type="string">
                <text:p>males</text:p>
                <draw:g>
                  <svg:desc>Rosstat.D1:Rosstat.D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Rosstat.A2:Rosstat.A32</svg:desc>
                </draw:g>
              </table:table-cell>
              <table:table-cell office:value-type="float" office:value="74.3">
                <text:p>74.3</text:p>
                <draw:g>
                  <svg:desc>Rosstat.B2:Rosstat.B32</svg:desc>
                </draw:g>
              </table:table-cell>
              <table:table-cell office:value-type="float" office:value="69.2">
                <text:p>69.2</text:p>
                <draw:g>
                  <svg:desc>Rosstat.C2:Rosstat.C32</svg:desc>
                </draw:g>
              </table:table-cell>
              <table:table-cell office:value-type="float" office:value="63.7">
                <text:p>63.7</text:p>
                <draw:g>
                  <svg:desc>Rosstat.D2:Rosstat.D32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74.2">
                <text:p>74.2</text:p>
              </table:table-cell>
              <table:table-cell office:value-type="float" office:value="68.9">
                <text:p>68.9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3.7">
                <text:p>73.7</text:p>
              </table:table-cell>
              <table:table-cell office:value-type="float" office:value="67.8">
                <text:p>67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71.8">
                <text:p>71.8</text:p>
              </table:table-cell>
              <table:table-cell office:value-type="float" office:value="65">
                <text:p>6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1.1">
                <text:p>71.1</text:p>
              </table:table-cell>
              <table:table-cell office:value-type="float" office:value="63.9">
                <text:p>63.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1.6">
                <text:p>71.6</text:p>
              </table:table-cell>
              <table:table-cell office:value-type="float" office:value="64.5">
                <text:p>64.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2.4">
                <text:p>72.4</text:p>
              </table:table-cell>
              <table:table-cell office:value-type="float" office:value="65.8">
                <text:p>65.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2.8">
                <text:p>72.8</text:p>
              </table:table-cell>
              <table:table-cell office:value-type="float" office:value="66.7">
                <text:p>66.7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3.1">
                <text:p>73.1</text:p>
              </table:table-cell>
              <table:table-cell office:value-type="float" office:value="67.1">
                <text:p>67.1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72.4">
                <text:p>72.4</text:p>
              </table:table-cell>
              <table:table-cell office:value-type="float" office:value="65.9">
                <text:p>65.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2.3">
                <text:p>72.3</text:p>
              </table:table-cell>
              <table:table-cell office:value-type="float" office:value="65.3">
                <text:p>65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2.2">
                <text:p>72.2</text:p>
              </table:table-cell>
              <table:table-cell office:value-type="float" office:value="65.2">
                <text:p>65.2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1.9">
                <text:p>71.9</text:p>
              </table:table-cell>
              <table:table-cell office:value-type="float" office:value="65">
                <text:p>65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1.9">
                <text:p>71.9</text:p>
              </table:table-cell>
              <table:table-cell office:value-type="float" office:value="64.9">
                <text:p>64.9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2.4">
                <text:p>72.4</text:p>
              </table:table-cell>
              <table:table-cell office:value-type="float" office:value="65.3">
                <text:p>65.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65.4">
                <text:p>65.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3.3">
                <text:p>73.3</text:p>
              </table:table-cell>
              <table:table-cell office:value-type="float" office:value="66.7">
                <text:p>66.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4">
                <text:p>74</text:p>
              </table:table-cell>
              <table:table-cell office:value-type="float" office:value="67.6">
                <text:p>67.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4.3">
                <text:p>74.3</text:p>
              </table:table-cell>
              <table:table-cell office:value-type="float" office:value="68">
                <text:p>6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4.8">
                <text:p>74.8</text:p>
              </table:table-cell>
              <table:table-cell office:value-type="float" office:value="68.8">
                <text:p>68.8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4.9">
                <text:p>74.9</text:p>
              </table:table-cell>
              <table:table-cell office:value-type="float" office:value="68.9">
                <text:p>68.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5.61">
                <text:p>75.61</text:p>
              </table:table-cell>
              <table:table-cell office:value-type="float" office:value="69.83">
                <text:p>69.83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5.86">
                <text:p>75.86</text:p>
              </table:table-cell>
              <table:table-cell office:value-type="float" office:value="70.24">
                <text:p>70.24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.3">
                <text:p>76.3</text:p>
              </table:table-cell>
              <table:table-cell office:value-type="float" office:value="70.76">
                <text:p>70.76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6.47">
                <text:p>76.47</text:p>
              </table:table-cell>
              <table:table-cell office:value-type="float" office:value="70.93">
                <text:p>70.93</text:p>
              </table:table-cell>
              <table:table-cell office:value-type="float" office:value="65.29">
                <text:p>65.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6.71">
                <text:p>76.71</text:p>
              </table:table-cell>
              <table:table-cell office:value-type="float" office:value="71.39">
                <text:p>71.39</text:p>
              </table:table-cell>
              <table:table-cell office:value-type="float" office:value="65.92">
                <text:p>65.9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7.06">
                <text:p>77.06</text:p>
              </table:table-cell>
              <table:table-cell office:value-type="float" office:value="71.87">
                <text:p>71.8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7.64">
                <text:p>77.64</text:p>
              </table:table-cell>
              <table:table-cell office:value-type="float" office:value="72.7">
                <text:p>72.7</text:p>
              </table:table-cell>
              <table:table-cell office:value-type="float" office:value="67.51">
                <text:p>67.5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77.82">
                <text:p>77.82</text:p>
              </table:table-cell>
              <table:table-cell office:value-type="float" office:value="72.91">
                <text:p>72.91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8.17">
                <text:p>78.17</text:p>
              </table:table-cell>
              <table:table-cell office:value-type="float" office:value="73.34">
                <text:p>73.34</text:p>
              </table:table-cell>
              <table:table-cell office:value-type="float" office:value="68.24">
                <text:p>68.2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76.43">
                <text:p>76.43</text:p>
              </table:table-cell>
              <table:table-cell office:value-type="float" office:value="71.54">
                <text:p>71.54</text:p>
              </table:table-cell>
              <table:table-cell office:value-type="float" office:value="66.49">
                <text:p>66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0107" number:language="ru" number:country="RU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graphic-properties svg:stroke-width="0.025cm"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minimum="55" chart:maximum="79" chart:origin="0" chart:interval-major="5" chart:interval-minor-divisor="5" chart:reverse-direction="false" text:line-break="false" loext:try-staggering-first="false" chart:link-data-style-to-source="true" chart:axis-position="start" chart:axis-label-position="outside-start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width="0.051cm" svg:stroke-color="#b3b3b3"/>
    </style:style>
    <style:style style:name="ch9" style:family="chart">
      <style:graphic-properties svg:stroke-width="0.025cm" svg:stroke-color="#dddddd" svg:stroke-opacity="65%"/>
    </style:style>
    <style:style style:name="ch10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draw:stroke-dash="Line_20_with_20_Fine_20_Dots" svg:stroke-width="0.102cm" svg:stroke-color="#bf0041" draw:fill-color="#bf0041" dr3d:edge-rounding="5%"/>
      <style:text-properties fo:color="#ffffff" fo:font-size="10pt" fo:font-weight="bold" style:font-size-asian="10pt" style:font-size-complex="10pt"/>
    </style:style>
    <style:style style:name="ch11" style:family="chart">
      <style:chart-properties chart:solid-type="cuboid" chart:symbol-type="named-symbol" chart:symbol-name="circle" chart:symbol-width="0.75cm" chart:symbol-height="0.75cm"/>
    </style:style>
    <style:style style:name="ch12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52cm" svg:stroke-color="#158466" draw:fill-color="#158466" dr3d:edge-rounding="5%"/>
      <style:text-properties fo:color="#ffffff" fo:font-size="10pt" fo:font-weight="bold" style:font-size-asian="10pt" style:font-size-complex="10pt"/>
    </style:style>
    <style:style style:name="ch13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02cm" svg:stroke-color="#3465a4" draw:fill-color="#3465a4" dr3d:edge-rounding="5%"/>
      <style:text-properties fo:color="#ffffff" fo:font-size="1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52cm" svg:height="22.766cm" xlink:href=".." xlink:type="simple" chart:class="chart:line" chart:style-name="ch1">
        <chart:title svg:x="3.764cm" svg:y="0.267cm" chart:style-name="ch2">
          <text:p>Ожидаемая продолжительность жизни при рождении в Российской Федерации, 1990—2020</text:p>
        </chart:title>
        <chart:legend chart:legend-position="bottom" svg:x="0.939cm" svg:y="1.447cm" style:legend-expansion="custom" chartooo:width="9.543cm" chartooo:height="0.762cm" style:legend-expansion-aspect-ratio="12.5236220472441" chart:style-name="ch3"/>
        <chart:plot-area chart:style-name="ch4" table:cell-range-address="'Rosstat -ru'.A1:'Rosstat -ru'.D32" chart:data-source-has-labels="both" svg:x="0.183cm" svg:y="1.372cm" svg:width="30.087cm" svg:height="21.148cm">
          <chartooo:coordinate-region svg:x="0.857cm" svg:y="1.372cm" svg:width="28.988cm" svg:height="20.148cm"/>
          <chart:axis chart:dimension="x" chart:name="primary-x" chart:style-name="ch5" chartooo:axis-type="auto">
            <chartooo:date-scale/>
            <chart:categories table:cell-range-address="'Rosstat -ru'.A2:'Rosstat -ru'.A32"/>
            <chart:grid chart:style-name="ch6" chart:class="maj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Rosstat -ru'.B2:'Rosstat -ru'.B32" chart:label-cell-address="'Rosstat -ru'.B1:'Rosstat -ru'.B1" chart:class="chart:line">
            <chart:data-point chart:repeated="13"/>
            <chart:data-point chart:style-name="ch11"/>
            <chart:data-point chart:repeated="17"/>
          </chart:series>
          <chart:series chart:style-name="ch12" chart:values-cell-range-address="'Rosstat -ru'.C2:'Rosstat -ru'.C32" chart:label-cell-address="'Rosstat -ru'.C1:'Rosstat -ru'.C1" chart:class="chart:line">
            <chart:data-point chart:repeated="31"/>
          </chart:series>
          <chart:series chart:style-name="ch13" chart:values-cell-range-address="'Rosstat -ru'.D2:'Rosstat -ru'.D32" chart:label-cell-address="'Rosstat -ru'.D1:'Rosstat -ru'.D1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женщины</text:p>
                <draw:g>
                  <svg:desc>'Rosstat -ru'.B1:'Rosstat -ru'.B1</svg:desc>
                </draw:g>
              </table:table-cell>
              <table:table-cell office:value-type="string">
                <text:p>всё население</text:p>
                <draw:g>
                  <svg:desc>'Rosstat -ru'.C1:'Rosstat -ru'.C1</svg:desc>
                </draw:g>
              </table:table-cell>
              <table:table-cell office:value-type="string">
                <text:p>мужчины</text:p>
                <draw:g>
                  <svg:desc>'Rosstat -ru'.D1:'Rosstat -ru'.D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'Rosstat -ru'.A2:'Rosstat -ru'.A32</svg:desc>
                </draw:g>
              </table:table-cell>
              <table:table-cell office:value-type="float" office:value="74.3">
                <text:p>74.3</text:p>
                <draw:g>
                  <svg:desc>'Rosstat -ru'.B2:'Rosstat -ru'.B32</svg:desc>
                </draw:g>
              </table:table-cell>
              <table:table-cell office:value-type="float" office:value="69.2">
                <text:p>69.2</text:p>
                <draw:g>
                  <svg:desc>'Rosstat -ru'.C2:'Rosstat -ru'.C32</svg:desc>
                </draw:g>
              </table:table-cell>
              <table:table-cell office:value-type="float" office:value="63.7">
                <text:p>63.7</text:p>
                <draw:g>
                  <svg:desc>'Rosstat -ru'.D2:'Rosstat -ru'.D32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74.2">
                <text:p>74.2</text:p>
              </table:table-cell>
              <table:table-cell office:value-type="float" office:value="68.9">
                <text:p>68.9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3.7">
                <text:p>73.7</text:p>
              </table:table-cell>
              <table:table-cell office:value-type="float" office:value="67.8">
                <text:p>67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71.8">
                <text:p>71.8</text:p>
              </table:table-cell>
              <table:table-cell office:value-type="float" office:value="65">
                <text:p>6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1.1">
                <text:p>71.1</text:p>
              </table:table-cell>
              <table:table-cell office:value-type="float" office:value="63.9">
                <text:p>63.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1.6">
                <text:p>71.6</text:p>
              </table:table-cell>
              <table:table-cell office:value-type="float" office:value="64.5">
                <text:p>64.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2.4">
                <text:p>72.4</text:p>
              </table:table-cell>
              <table:table-cell office:value-type="float" office:value="65.8">
                <text:p>65.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2.8">
                <text:p>72.8</text:p>
              </table:table-cell>
              <table:table-cell office:value-type="float" office:value="66.7">
                <text:p>66.7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3.1">
                <text:p>73.1</text:p>
              </table:table-cell>
              <table:table-cell office:value-type="float" office:value="67.1">
                <text:p>67.1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72.4">
                <text:p>72.4</text:p>
              </table:table-cell>
              <table:table-cell office:value-type="float" office:value="65.9">
                <text:p>65.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2.3">
                <text:p>72.3</text:p>
              </table:table-cell>
              <table:table-cell office:value-type="float" office:value="65.3">
                <text:p>65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2.2">
                <text:p>72.2</text:p>
              </table:table-cell>
              <table:table-cell office:value-type="float" office:value="65.2">
                <text:p>65.2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1.9">
                <text:p>71.9</text:p>
              </table:table-cell>
              <table:table-cell office:value-type="float" office:value="65">
                <text:p>65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1.9">
                <text:p>71.9</text:p>
              </table:table-cell>
              <table:table-cell office:value-type="float" office:value="64.9">
                <text:p>64.9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2.4">
                <text:p>72.4</text:p>
              </table:table-cell>
              <table:table-cell office:value-type="float" office:value="65.3">
                <text:p>65.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65.4">
                <text:p>65.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3.3">
                <text:p>73.3</text:p>
              </table:table-cell>
              <table:table-cell office:value-type="float" office:value="66.7">
                <text:p>66.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4">
                <text:p>74</text:p>
              </table:table-cell>
              <table:table-cell office:value-type="float" office:value="67.6">
                <text:p>67.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4.3">
                <text:p>74.3</text:p>
              </table:table-cell>
              <table:table-cell office:value-type="float" office:value="68">
                <text:p>6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4.8">
                <text:p>74.8</text:p>
              </table:table-cell>
              <table:table-cell office:value-type="float" office:value="68.8">
                <text:p>68.8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4.9">
                <text:p>74.9</text:p>
              </table:table-cell>
              <table:table-cell office:value-type="float" office:value="68.9">
                <text:p>68.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5.61">
                <text:p>75.61</text:p>
              </table:table-cell>
              <table:table-cell office:value-type="float" office:value="69.83">
                <text:p>69.83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5.86">
                <text:p>75.86</text:p>
              </table:table-cell>
              <table:table-cell office:value-type="float" office:value="70.24">
                <text:p>70.24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.3">
                <text:p>76.3</text:p>
              </table:table-cell>
              <table:table-cell office:value-type="float" office:value="70.76">
                <text:p>70.76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6.47">
                <text:p>76.47</text:p>
              </table:table-cell>
              <table:table-cell office:value-type="float" office:value="70.93">
                <text:p>70.93</text:p>
              </table:table-cell>
              <table:table-cell office:value-type="float" office:value="65.29">
                <text:p>65.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6.71">
                <text:p>76.71</text:p>
              </table:table-cell>
              <table:table-cell office:value-type="float" office:value="71.39">
                <text:p>71.39</text:p>
              </table:table-cell>
              <table:table-cell office:value-type="float" office:value="65.92">
                <text:p>65.9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7.06">
                <text:p>77.06</text:p>
              </table:table-cell>
              <table:table-cell office:value-type="float" office:value="71.87">
                <text:p>71.8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7.64">
                <text:p>77.64</text:p>
              </table:table-cell>
              <table:table-cell office:value-type="float" office:value="72.7">
                <text:p>72.7</text:p>
              </table:table-cell>
              <table:table-cell office:value-type="float" office:value="67.51">
                <text:p>67.5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77.82">
                <text:p>77.82</text:p>
              </table:table-cell>
              <table:table-cell office:value-type="float" office:value="72.91">
                <text:p>72.91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8.17">
                <text:p>78.17</text:p>
              </table:table-cell>
              <table:table-cell office:value-type="float" office:value="73.34">
                <text:p>73.34</text:p>
              </table:table-cell>
              <table:table-cell office:value-type="float" office:value="68.24">
                <text:p>68.2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76.43">
                <text:p>76.43</text:p>
              </table:table-cell>
              <table:table-cell office:value-type="float" office:value="71.54">
                <text:p>71.54</text:p>
              </table:table-cell>
              <table:table-cell office:value-type="float" office:value="66.49">
                <text:p>66.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121" number:language="en" number:country="US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graphic-properties svg:stroke-width="0.025cm"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minimum="55" chart:maximum="79" chart:origin="0" chart:interval-major="5" chart:interval-minor-divisor="5" chart:reverse-direction="false" text:line-break="false" loext:try-staggering-first="false" chart:link-data-style-to-source="true" chart:axis-position="start" chart:axis-label-position="outside-start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width="0.051cm" svg:stroke-color="#b3b3b3"/>
    </style:style>
    <style:style style:name="ch9" style:family="chart">
      <style:graphic-properties svg:stroke-width="0.025cm" svg:stroke-color="#dddddd" svg:stroke-opacity="65%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draw:stroke-dash="Line_20_with_20_Fine_20_Dots" svg:stroke-width="0.102cm" svg:stroke-color="#bf0041" draw:fill-color="#bf0041" dr3d:edge-rounding="5%"/>
      <style:text-properties fo:color="#ffffff" fo:font-size="10pt" fo:font-weight="bold" style:font-size-asian="10pt" style:font-size-complex="10pt"/>
    </style:style>
    <style:style style:name="ch12" style:family="chart">
      <style:chart-properties chart:solid-type="cuboid" chart:symbol-type="named-symbol" chart:symbol-name="circle" chart:symbol-width="0.75cm" chart:symbol-height="0.75cm"/>
    </style:style>
    <style:style style:name="ch13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52cm" svg:stroke-color="#158466" draw:fill-color="#158466" dr3d:edge-rounding="5%"/>
      <style:text-properties fo:color="#ffffff" fo:font-size="10pt" fo:font-weight="bold" style:font-size-asian="10pt" style:font-size-complex="10pt"/>
    </style:style>
    <style:style style:name="ch14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02cm" svg:stroke-color="#3465a4" draw:fill-color="#3465a4" dr3d:edge-rounding="5%"/>
      <style:text-properties fo:color="#ffffff" fo:font-size="10pt" fo:font-weight="bold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3.603cm" svg:height="22.765cm" xlink:href=".." xlink:type="simple" chart:class="chart:line" chart:style-name="ch1">
        <chart:title svg:x="17.228cm" svg:y="0.305cm" chart:style-name="ch2">
          <text:p>Life expectancy at birth in Russian SFSR and Russian Federation, 1959—2020</text:p>
        </chart:title>
        <chart:legend chart:legend-position="bottom" svg:x="1.625cm" svg:y="1.446cm" style:legend-expansion="custom" chartooo:width="8.029cm" chartooo:height="0.762cm" style:legend-expansion-aspect-ratio="10.5367454068241" chart:style-name="ch3"/>
        <chart:plot-area chart:style-name="ch4" table:cell-range-address="'HMD plus Rosstat (from 2015)'.A1:'HMD plus Rosstat (from 2015)'.D63" chart:data-source-has-labels="both" svg:x="0.81cm" svg:y="1.371cm" svg:width="51.497cm" svg:height="21.148cm">
          <chartooo:coordinate-region svg:x="1.484cm" svg:y="1.371cm" svg:width="50.201cm" svg:height="20.147cm"/>
          <chart:axis chart:dimension="x" chart:name="primary-x" chart:style-name="ch5" chartooo:axis-type="auto">
            <chartooo:date-scale/>
            <chart:categories table:cell-range-address="'HMD plus Rosstat (from 2015)'.A2:'HMD plus Rosstat (from 2015)'.A63"/>
            <chart:grid chart:style-name="ch6" chart:class="maj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'HMD plus Rosstat (from 2015)'.B2:'HMD plus Rosstat (from 2015)'.B63" chart:label-cell-address="'HMD plus Rosstat (from 2015)'.B1:'HMD plus Rosstat (from 2015)'.B1" chart:class="chart:line">
            <chart:data-point chart:repeated="13"/>
            <chart:data-point chart:style-name="ch12"/>
            <chart:data-point chart:repeated="48"/>
          </chart:series>
          <chart:series chart:attached-axis="primary-y" chart:style-name="ch13" chart:values-cell-range-address="'HMD plus Rosstat (from 2015)'.C2:'HMD plus Rosstat (from 2015)'.C63" chart:label-cell-address="'HMD plus Rosstat (from 2015)'.C1:'HMD plus Rosstat (from 2015)'.C1" chart:class="chart:line">
            <chart:data-point chart:repeated="62"/>
          </chart:series>
          <chart:series chart:attached-axis="primary-y" chart:style-name="ch14" chart:values-cell-range-address="'HMD plus Rosstat (from 2015)'.D2:'HMD plus Rosstat (from 2015)'.D63" chart:label-cell-address="'HMD plus Rosstat (from 2015)'.D1:'HMD plus Rosstat (from 2015)'.D1" chart:class="chart:line">
            <chart:data-point chart:repeated="6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s</text:p>
                <draw:g>
                  <svg:desc>'HMD plus Rosstat (from 2015)'.B1:'HMD plus Rosstat (from 2015)'.B1</svg:desc>
                </draw:g>
              </table:table-cell>
              <table:table-cell office:value-type="string">
                <text:p>overall</text:p>
                <draw:g>
                  <svg:desc>'HMD plus Rosstat (from 2015)'.C1:'HMD plus Rosstat (from 2015)'.C1</svg:desc>
                </draw:g>
              </table:table-cell>
              <table:table-cell office:value-type="string">
                <text:p>males</text:p>
                <draw:g>
                  <svg:desc>'HMD plus Rosstat (from 2015)'.D1:'HMD plus Rosstat (from 2015)'.D1</svg:desc>
                </draw:g>
              </table:table-cell>
            </table:table-row>
          </table:table-header-rows>
          <table:table-rows>
            <table:table-row>
              <table:table-cell office:value-type="float" office:value="1959">
                <text:p>1959</text:p>
                <draw:g>
                  <svg:desc>'HMD plus Rosstat (from 2015)'.A2:'HMD plus Rosstat (from 2015)'.A63</svg:desc>
                </draw:g>
              </table:table-cell>
              <table:table-cell office:value-type="float" office:value="71.16">
                <text:p>71.16</text:p>
                <draw:g>
                  <svg:desc>'HMD plus Rosstat (from 2015)'.B2:'HMD plus Rosstat (from 2015)'.B63</svg:desc>
                </draw:g>
              </table:table-cell>
              <table:table-cell office:value-type="float" office:value="67.69">
                <text:p>67.69</text:p>
                <draw:g>
                  <svg:desc>'HMD plus Rosstat (from 2015)'.C2:'HMD plus Rosstat (from 2015)'.C63</svg:desc>
                </draw:g>
              </table:table-cell>
              <table:table-cell office:value-type="float" office:value="62.85">
                <text:p>62.85</text:p>
                <draw:g>
                  <svg:desc>'HMD plus Rosstat (from 2015)'.D2:'HMD plus Rosstat (from 2015)'.D63</svg:desc>
                </draw:g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72.31">
                <text:p>72.31</text:p>
              </table:table-cell>
              <table:table-cell office:value-type="float" office:value="68.7">
                <text:p>68.7</text:p>
              </table:table-cell>
              <table:table-cell office:value-type="float" office:value="63.67">
                <text:p>63.67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72.62">
                <text:p>72.62</text:p>
              </table:table-cell>
              <table:table-cell office:value-type="float" office:value="68.96">
                <text:p>68.96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72.27">
                <text:p>72.27</text:p>
              </table:table-cell>
              <table:table-cell office:value-type="float" office:value="68.64">
                <text:p>68.64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72.78">
                <text:p>72.78</text:p>
              </table:table-cell>
              <table:table-cell office:value-type="float" office:value="69.13">
                <text:p>69.13</text:p>
              </table:table-cell>
              <table:table-cell office:value-type="float" office:value="64.13">
                <text:p>64.13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73.58">
                <text:p>73.58</text:p>
              </table:table-cell>
              <table:table-cell office:value-type="float" office:value="69.92">
                <text:p>69.92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73.31">
                <text:p>73.31</text:p>
              </table:table-cell>
              <table:table-cell office:value-type="float" office:value="69.5">
                <text:p>69.5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73.55">
                <text:p>73.55</text:p>
              </table:table-cell>
              <table:table-cell office:value-type="float" office:value="69.57">
                <text:p>69.57</text:p>
              </table:table-cell>
              <table:table-cell office:value-type="float" office:value="64.28">
                <text:p>64.28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73.43">
                <text:p>73.43</text:p>
              </table:table-cell>
              <table:table-cell office:value-type="float" office:value="69.35">
                <text:p>69.35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73.55">
                <text:p>73.55</text:p>
              </table:table-cell>
              <table:table-cell office:value-type="float" office:value="69.25">
                <text:p>69.2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73.29">
                <text:p>73.29</text:p>
              </table:table-cell>
              <table:table-cell office:value-type="float" office:value="68.76">
                <text:p>68.76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73.44">
                <text:p>73.44</text:p>
              </table:table-cell>
              <table:table-cell office:value-type="float" office:value="68.83">
                <text:p>68.83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73.77">
                <text:p>73.77</text:p>
              </table:table-cell>
              <table:table-cell office:value-type="float" office:value="69.07">
                <text:p>69.07</text:p>
              </table:table-cell>
              <table:table-cell office:value-type="float" office:value="63.24">
                <text:p>63.24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73.62">
                <text:p>73.62</text:p>
              </table:table-cell>
              <table:table-cell office:value-type="float" office:value="68.98">
                <text:p>68.98</text:p>
              </table:table-cell>
              <table:table-cell office:value-type="float" office:value="63.24">
                <text:p>63.24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73.56">
                <text:p>73.56</text:p>
              </table:table-cell>
              <table:table-cell office:value-type="float" office:value="68.96">
                <text:p>68.96</text:p>
              </table:table-cell>
              <table:table-cell office:value-type="float" office:value="63.28">
                <text:p>63.28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73.77">
                <text:p>73.77</text:p>
              </table:table-cell>
              <table:table-cell office:value-type="float" office:value="68.96">
                <text:p>68.96</text:p>
              </table:table-cell>
              <table:table-cell office:value-type="float" office:value="63.13">
                <text:p>63.13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73.22">
                <text:p>73.22</text:p>
              </table:table-cell>
              <table:table-cell office:value-type="float" office:value="68.32">
                <text:p>68.32</text:p>
              </table:table-cell>
              <table:table-cell office:value-type="float" office:value="62.48">
                <text:p>62.48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73.05">
                <text:p>73.05</text:p>
              </table:table-cell>
              <table:table-cell office:value-type="float" office:value="68.06">
                <text:p>68.06</text:p>
              </table:table-cell>
              <table:table-cell office:value-type="float" office:value="62.19">
                <text:p>62.19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73.19">
                <text:p>73.19</text:p>
              </table:table-cell>
              <table:table-cell office:value-type="float" office:value="67.9">
                <text:p>67.9</text:p>
              </table:table-cell>
              <table:table-cell office:value-type="float" office:value="61.82">
                <text:p>61.82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73.23">
                <text:p>73.23</text:p>
              </table:table-cell>
              <table:table-cell office:value-type="float" office:value="67.91">
                <text:p>67.91</text:p>
              </table:table-cell>
              <table:table-cell office:value-type="float" office:value="61.83">
                <text:p>61.83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73.02">
                <text:p>73.02</text:p>
              </table:table-cell>
              <table:table-cell office:value-type="float" office:value="67.58">
                <text:p>67.58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72.96">
                <text:p>72.96</text:p>
              </table:table-cell>
              <table:table-cell office:value-type="float" office:value="67.48">
                <text:p>67.48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73.18">
                <text:p>73.18</text:p>
              </table:table-cell>
              <table:table-cell office:value-type="float" office:value="67.69">
                <text:p>67.69</text:p>
              </table:table-cell>
              <table:table-cell office:value-type="float" office:value="61.62">
                <text:p>61.62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73.63">
                <text:p>73.63</text:p>
              </table:table-cell>
              <table:table-cell office:value-type="float" office:value="68.24">
                <text:p>68.24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73.42">
                <text:p>73.42</text:p>
              </table:table-cell>
              <table:table-cell office:value-type="float" office:value="68.07">
                <text:p>68.07</text:p>
              </table:table-cell>
              <table:table-cell office:value-type="float" office:value="62.16">
                <text:p>62.1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72.96">
                <text:p>72.96</text:p>
              </table:table-cell>
              <table:table-cell office:value-type="float" office:value="67.56">
                <text:p>67.56</text:p>
              </table:table-cell>
              <table:table-cell office:value-type="float" office:value="61.71">
                <text:p>61.71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73.24">
                <text:p>73.24</text:p>
              </table:table-cell>
              <table:table-cell office:value-type="float" office:value="68.26">
                <text:p>68.26</text:p>
              </table:table-cell>
              <table:table-cell office:value-type="float" office:value="62.73">
                <text:p>62.73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74.2">
                <text:p>74.2</text:p>
              </table:table-cell>
              <table:table-cell office:value-type="float" office:value="69.85">
                <text:p>69.85</text:p>
              </table:table-cell>
              <table:table-cell office:value-type="float" office:value="64.76">
                <text:p>64.76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74.27">
                <text:p>74.27</text:p>
              </table:table-cell>
              <table:table-cell office:value-type="float" office:value="69.9">
                <text:p>69.9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74.25">
                <text:p>74.25</text:p>
              </table:table-cell>
              <table:table-cell office:value-type="float" office:value="69.73">
                <text:p>69.73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4.49">
                <text:p>74.49</text:p>
              </table:table-cell>
              <table:table-cell office:value-type="float" office:value="69.59">
                <text:p>69.59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4.3">
                <text:p>74.3</text:p>
              </table:table-cell>
              <table:table-cell office:value-type="float" office:value="69.2">
                <text:p>69.2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74.2">
                <text:p>74.2</text:p>
              </table:table-cell>
              <table:table-cell office:value-type="float" office:value="68.9">
                <text:p>68.9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3.7">
                <text:p>73.7</text:p>
              </table:table-cell>
              <table:table-cell office:value-type="float" office:value="67.8">
                <text:p>67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71.8">
                <text:p>71.8</text:p>
              </table:table-cell>
              <table:table-cell office:value-type="float" office:value="65">
                <text:p>6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1.1">
                <text:p>71.1</text:p>
              </table:table-cell>
              <table:table-cell office:value-type="float" office:value="63.9">
                <text:p>63.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1.6">
                <text:p>71.6</text:p>
              </table:table-cell>
              <table:table-cell office:value-type="float" office:value="64.5">
                <text:p>64.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2.4">
                <text:p>72.4</text:p>
              </table:table-cell>
              <table:table-cell office:value-type="float" office:value="65.8">
                <text:p>65.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2.8">
                <text:p>72.8</text:p>
              </table:table-cell>
              <table:table-cell office:value-type="float" office:value="66.7">
                <text:p>66.7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3.1">
                <text:p>73.1</text:p>
              </table:table-cell>
              <table:table-cell office:value-type="float" office:value="67.1">
                <text:p>67.1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72.4">
                <text:p>72.4</text:p>
              </table:table-cell>
              <table:table-cell office:value-type="float" office:value="65.9">
                <text:p>65.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2.3">
                <text:p>72.3</text:p>
              </table:table-cell>
              <table:table-cell office:value-type="float" office:value="65.3">
                <text:p>65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2.2">
                <text:p>72.2</text:p>
              </table:table-cell>
              <table:table-cell office:value-type="float" office:value="65.2">
                <text:p>65.2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1.9">
                <text:p>71.9</text:p>
              </table:table-cell>
              <table:table-cell office:value-type="float" office:value="65">
                <text:p>65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1.9">
                <text:p>71.9</text:p>
              </table:table-cell>
              <table:table-cell office:value-type="float" office:value="64.9">
                <text:p>64.9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2.4">
                <text:p>72.4</text:p>
              </table:table-cell>
              <table:table-cell office:value-type="float" office:value="65.3">
                <text:p>65.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65.4">
                <text:p>65.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3.3">
                <text:p>73.3</text:p>
              </table:table-cell>
              <table:table-cell office:value-type="float" office:value="66.7">
                <text:p>66.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4">
                <text:p>74</text:p>
              </table:table-cell>
              <table:table-cell office:value-type="float" office:value="67.6">
                <text:p>67.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4.3">
                <text:p>74.3</text:p>
              </table:table-cell>
              <table:table-cell office:value-type="float" office:value="68">
                <text:p>6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4.8">
                <text:p>74.8</text:p>
              </table:table-cell>
              <table:table-cell office:value-type="float" office:value="68.8">
                <text:p>68.8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4.9">
                <text:p>74.9</text:p>
              </table:table-cell>
              <table:table-cell office:value-type="float" office:value="68.9">
                <text:p>68.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5.61">
                <text:p>75.61</text:p>
              </table:table-cell>
              <table:table-cell office:value-type="float" office:value="69.83">
                <text:p>69.83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5.86">
                <text:p>75.86</text:p>
              </table:table-cell>
              <table:table-cell office:value-type="float" office:value="70.24">
                <text:p>70.24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.3">
                <text:p>76.3</text:p>
              </table:table-cell>
              <table:table-cell office:value-type="float" office:value="70.76">
                <text:p>70.76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6.47">
                <text:p>76.47</text:p>
              </table:table-cell>
              <table:table-cell office:value-type="float" office:value="70.93">
                <text:p>70.93</text:p>
              </table:table-cell>
              <table:table-cell office:value-type="float" office:value="65.29">
                <text:p>65.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6.71">
                <text:p>76.71</text:p>
              </table:table-cell>
              <table:table-cell office:value-type="float" office:value="71.39">
                <text:p>71.39</text:p>
              </table:table-cell>
              <table:table-cell office:value-type="float" office:value="65.92">
                <text:p>65.9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7.06">
                <text:p>77.06</text:p>
              </table:table-cell>
              <table:table-cell office:value-type="float" office:value="71.87">
                <text:p>71.8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7.64">
                <text:p>77.64</text:p>
              </table:table-cell>
              <table:table-cell office:value-type="float" office:value="72.7">
                <text:p>72.7</text:p>
              </table:table-cell>
              <table:table-cell office:value-type="float" office:value="67.51">
                <text:p>67.5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77.82">
                <text:p>77.82</text:p>
              </table:table-cell>
              <table:table-cell office:value-type="float" office:value="72.91">
                <text:p>72.91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8.17">
                <text:p>78.17</text:p>
              </table:table-cell>
              <table:table-cell office:value-type="float" office:value="73.34">
                <text:p>73.34</text:p>
              </table:table-cell>
              <table:table-cell office:value-type="float" office:value="68.24">
                <text:p>68.2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76.43">
                <text:p>76.43</text:p>
              </table:table-cell>
              <table:table-cell office:value-type="float" office:value="71.54">
                <text:p>71.54</text:p>
              </table:table-cell>
              <table:table-cell office:value-type="float" office:value="66.49">
                <text:p>66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0107" number:language="ru" number:country="RU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graphic-properties svg:stroke-width="0.025cm"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minimum="55" chart:maximum="79" chart:origin="0" chart:interval-major="5" chart:interval-minor-divisor="5" chart:reverse-direction="false" text:line-break="false" loext:try-staggering-first="false" chart:link-data-style-to-source="true" chart:axis-position="start" chart:axis-label-position="outside-start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width="0.051cm" svg:stroke-color="#b3b3b3"/>
    </style:style>
    <style:style style:name="ch9" style:family="chart">
      <style:graphic-properties svg:stroke-width="0.025cm" svg:stroke-color="#dddddd" svg:stroke-opacity="65%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draw:stroke-dash="Line_20_with_20_Fine_20_Dots" svg:stroke-width="0.102cm" svg:stroke-color="#bf0041" draw:fill-color="#bf0041" dr3d:edge-rounding="5%"/>
      <style:text-properties fo:color="#ffffff" fo:font-size="10pt" fo:font-weight="bold" style:font-size-asian="10pt" style:font-size-complex="10pt"/>
    </style:style>
    <style:style style:name="ch12" style:family="chart">
      <style:chart-properties chart:solid-type="cuboid" chart:symbol-type="named-symbol" chart:symbol-name="circle" chart:symbol-width="0.75cm" chart:symbol-height="0.75cm"/>
    </style:style>
    <style:style style:name="ch13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52cm" svg:stroke-color="#158466" draw:fill-color="#158466" dr3d:edge-rounding="5%"/>
      <style:text-properties fo:color="#ffffff" fo:font-size="10pt" fo:font-weight="bold" style:font-size-asian="10pt" style:font-size-complex="10pt"/>
    </style:style>
    <style:style style:name="ch14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02cm" svg:stroke-color="#3465a4" draw:fill-color="#3465a4" dr3d:edge-rounding="5%"/>
      <style:text-properties fo:color="#ffffff" fo:font-size="10pt" fo:font-weight="bold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3.603cm" svg:height="22.765cm" xlink:href=".." xlink:type="simple" chart:class="chart:line" chart:style-name="ch1">
        <chart:title svg:x="11.482cm" svg:y="0.358cm" chart:style-name="ch2">
          <text:p>Ожидаемая продолжительность жизни при рождении в РСФСР и Российской Федерации, 1959—2020</text:p>
        </chart:title>
        <chart:legend chart:legend-position="bottom" svg:x="1.625cm" svg:y="1.446cm" style:legend-expansion="custom" chartooo:width="10.504cm" chartooo:height="0.762cm" style:legend-expansion-aspect-ratio="13.7847769028871" chart:style-name="ch3"/>
        <chart:plot-area chart:style-name="ch4" table:cell-range-address="'HMD plus Rosstat (from 2015) -ru'.A1:'HMD plus Rosstat (from 2015) -ru'.D63" chart:data-source-has-labels="both" svg:x="0.81cm" svg:y="1.371cm" svg:width="51.497cm" svg:height="21.148cm">
          <chartooo:coordinate-region svg:x="1.484cm" svg:y="1.371cm" svg:width="50.201cm" svg:height="20.147cm"/>
          <chart:axis chart:dimension="x" chart:name="primary-x" chart:style-name="ch5" chartooo:axis-type="auto">
            <chartooo:date-scale/>
            <chart:categories table:cell-range-address="'HMD plus Rosstat (from 2015) -ru'.A2:'HMD plus Rosstat (from 2015) -ru'.A63"/>
            <chart:grid chart:style-name="ch6" chart:class="maj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'HMD plus Rosstat (from 2015) -ru'.B2:'HMD plus Rosstat (from 2015) -ru'.B63" chart:label-cell-address="'HMD plus Rosstat (from 2015) -ru'.B1:'HMD plus Rosstat (from 2015) -ru'.B1" chart:class="chart:line">
            <chart:data-point chart:repeated="13"/>
            <chart:data-point chart:style-name="ch12"/>
            <chart:data-point chart:repeated="48"/>
          </chart:series>
          <chart:series chart:attached-axis="primary-y" chart:style-name="ch13" chart:values-cell-range-address="'HMD plus Rosstat (from 2015) -ru'.C2:'HMD plus Rosstat (from 2015) -ru'.C63" chart:label-cell-address="'HMD plus Rosstat (from 2015) -ru'.C1:'HMD plus Rosstat (from 2015) -ru'.C1" chart:class="chart:line">
            <chart:data-point chart:repeated="62"/>
          </chart:series>
          <chart:series chart:attached-axis="primary-y" chart:style-name="ch14" chart:values-cell-range-address="'HMD plus Rosstat (from 2015) -ru'.D2:'HMD plus Rosstat (from 2015) -ru'.D63" chart:label-cell-address="'HMD plus Rosstat (from 2015) -ru'.D1:'HMD plus Rosstat (from 2015) -ru'.D1" chart:class="chart:line">
            <chart:data-point chart:repeated="6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женщины</text:p>
                <draw:g>
                  <svg:desc>'HMD plus Rosstat (from 2015) -ru'.B1:'HMD plus Rosstat (from 2015) -ru'.B1</svg:desc>
                </draw:g>
              </table:table-cell>
              <table:table-cell office:value-type="string">
                <text:p>всё население</text:p>
                <draw:g>
                  <svg:desc>'HMD plus Rosstat (from 2015) -ru'.C1:'HMD plus Rosstat (from 2015) -ru'.C1</svg:desc>
                </draw:g>
              </table:table-cell>
              <table:table-cell office:value-type="string">
                <text:p>мужчины</text:p>
                <draw:g>
                  <svg:desc>'HMD plus Rosstat (from 2015) -ru'.D1:'HMD plus Rosstat (from 2015) -ru'.D1</svg:desc>
                </draw:g>
              </table:table-cell>
            </table:table-row>
          </table:table-header-rows>
          <table:table-rows>
            <table:table-row>
              <table:table-cell office:value-type="float" office:value="1959">
                <text:p>1959</text:p>
                <draw:g>
                  <svg:desc>'HMD plus Rosstat (from 2015) -ru'.A2:'HMD plus Rosstat (from 2015) -ru'.A63</svg:desc>
                </draw:g>
              </table:table-cell>
              <table:table-cell office:value-type="float" office:value="71.16">
                <text:p>71.16</text:p>
                <draw:g>
                  <svg:desc>'HMD plus Rosstat (from 2015) -ru'.B2:'HMD plus Rosstat (from 2015) -ru'.B63</svg:desc>
                </draw:g>
              </table:table-cell>
              <table:table-cell office:value-type="float" office:value="67.69">
                <text:p>67.69</text:p>
                <draw:g>
                  <svg:desc>'HMD plus Rosstat (from 2015) -ru'.C2:'HMD plus Rosstat (from 2015) -ru'.C63</svg:desc>
                </draw:g>
              </table:table-cell>
              <table:table-cell office:value-type="float" office:value="62.85">
                <text:p>62.85</text:p>
                <draw:g>
                  <svg:desc>'HMD plus Rosstat (from 2015) -ru'.D2:'HMD plus Rosstat (from 2015) -ru'.D63</svg:desc>
                </draw:g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72.31">
                <text:p>72.31</text:p>
              </table:table-cell>
              <table:table-cell office:value-type="float" office:value="68.7">
                <text:p>68.7</text:p>
              </table:table-cell>
              <table:table-cell office:value-type="float" office:value="63.67">
                <text:p>63.67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72.62">
                <text:p>72.62</text:p>
              </table:table-cell>
              <table:table-cell office:value-type="float" office:value="68.96">
                <text:p>68.96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72.27">
                <text:p>72.27</text:p>
              </table:table-cell>
              <table:table-cell office:value-type="float" office:value="68.64">
                <text:p>68.64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72.78">
                <text:p>72.78</text:p>
              </table:table-cell>
              <table:table-cell office:value-type="float" office:value="69.13">
                <text:p>69.13</text:p>
              </table:table-cell>
              <table:table-cell office:value-type="float" office:value="64.13">
                <text:p>64.13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73.58">
                <text:p>73.58</text:p>
              </table:table-cell>
              <table:table-cell office:value-type="float" office:value="69.92">
                <text:p>69.92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73.31">
                <text:p>73.31</text:p>
              </table:table-cell>
              <table:table-cell office:value-type="float" office:value="69.5">
                <text:p>69.5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73.55">
                <text:p>73.55</text:p>
              </table:table-cell>
              <table:table-cell office:value-type="float" office:value="69.57">
                <text:p>69.57</text:p>
              </table:table-cell>
              <table:table-cell office:value-type="float" office:value="64.28">
                <text:p>64.28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73.43">
                <text:p>73.43</text:p>
              </table:table-cell>
              <table:table-cell office:value-type="float" office:value="69.35">
                <text:p>69.35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73.55">
                <text:p>73.55</text:p>
              </table:table-cell>
              <table:table-cell office:value-type="float" office:value="69.25">
                <text:p>69.2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73.29">
                <text:p>73.29</text:p>
              </table:table-cell>
              <table:table-cell office:value-type="float" office:value="68.76">
                <text:p>68.76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73.44">
                <text:p>73.44</text:p>
              </table:table-cell>
              <table:table-cell office:value-type="float" office:value="68.83">
                <text:p>68.83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73.77">
                <text:p>73.77</text:p>
              </table:table-cell>
              <table:table-cell office:value-type="float" office:value="69.07">
                <text:p>69.07</text:p>
              </table:table-cell>
              <table:table-cell office:value-type="float" office:value="63.24">
                <text:p>63.24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73.62">
                <text:p>73.62</text:p>
              </table:table-cell>
              <table:table-cell office:value-type="float" office:value="68.98">
                <text:p>68.98</text:p>
              </table:table-cell>
              <table:table-cell office:value-type="float" office:value="63.24">
                <text:p>63.24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73.56">
                <text:p>73.56</text:p>
              </table:table-cell>
              <table:table-cell office:value-type="float" office:value="68.96">
                <text:p>68.96</text:p>
              </table:table-cell>
              <table:table-cell office:value-type="float" office:value="63.28">
                <text:p>63.28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73.77">
                <text:p>73.77</text:p>
              </table:table-cell>
              <table:table-cell office:value-type="float" office:value="68.96">
                <text:p>68.96</text:p>
              </table:table-cell>
              <table:table-cell office:value-type="float" office:value="63.13">
                <text:p>63.13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73.22">
                <text:p>73.22</text:p>
              </table:table-cell>
              <table:table-cell office:value-type="float" office:value="68.32">
                <text:p>68.32</text:p>
              </table:table-cell>
              <table:table-cell office:value-type="float" office:value="62.48">
                <text:p>62.48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73.05">
                <text:p>73.05</text:p>
              </table:table-cell>
              <table:table-cell office:value-type="float" office:value="68.06">
                <text:p>68.06</text:p>
              </table:table-cell>
              <table:table-cell office:value-type="float" office:value="62.19">
                <text:p>62.19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73.19">
                <text:p>73.19</text:p>
              </table:table-cell>
              <table:table-cell office:value-type="float" office:value="67.9">
                <text:p>67.9</text:p>
              </table:table-cell>
              <table:table-cell office:value-type="float" office:value="61.82">
                <text:p>61.82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73.23">
                <text:p>73.23</text:p>
              </table:table-cell>
              <table:table-cell office:value-type="float" office:value="67.91">
                <text:p>67.91</text:p>
              </table:table-cell>
              <table:table-cell office:value-type="float" office:value="61.83">
                <text:p>61.83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73.02">
                <text:p>73.02</text:p>
              </table:table-cell>
              <table:table-cell office:value-type="float" office:value="67.58">
                <text:p>67.58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72.96">
                <text:p>72.96</text:p>
              </table:table-cell>
              <table:table-cell office:value-type="float" office:value="67.48">
                <text:p>67.48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73.18">
                <text:p>73.18</text:p>
              </table:table-cell>
              <table:table-cell office:value-type="float" office:value="67.69">
                <text:p>67.69</text:p>
              </table:table-cell>
              <table:table-cell office:value-type="float" office:value="61.62">
                <text:p>61.62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73.63">
                <text:p>73.63</text:p>
              </table:table-cell>
              <table:table-cell office:value-type="float" office:value="68.24">
                <text:p>68.24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73.42">
                <text:p>73.42</text:p>
              </table:table-cell>
              <table:table-cell office:value-type="float" office:value="68.07">
                <text:p>68.07</text:p>
              </table:table-cell>
              <table:table-cell office:value-type="float" office:value="62.16">
                <text:p>62.1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72.96">
                <text:p>72.96</text:p>
              </table:table-cell>
              <table:table-cell office:value-type="float" office:value="67.56">
                <text:p>67.56</text:p>
              </table:table-cell>
              <table:table-cell office:value-type="float" office:value="61.71">
                <text:p>61.71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73.24">
                <text:p>73.24</text:p>
              </table:table-cell>
              <table:table-cell office:value-type="float" office:value="68.26">
                <text:p>68.26</text:p>
              </table:table-cell>
              <table:table-cell office:value-type="float" office:value="62.73">
                <text:p>62.73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74.2">
                <text:p>74.2</text:p>
              </table:table-cell>
              <table:table-cell office:value-type="float" office:value="69.85">
                <text:p>69.85</text:p>
              </table:table-cell>
              <table:table-cell office:value-type="float" office:value="64.76">
                <text:p>64.76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74.27">
                <text:p>74.27</text:p>
              </table:table-cell>
              <table:table-cell office:value-type="float" office:value="69.9">
                <text:p>69.9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74.25">
                <text:p>74.25</text:p>
              </table:table-cell>
              <table:table-cell office:value-type="float" office:value="69.73">
                <text:p>69.73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4.49">
                <text:p>74.49</text:p>
              </table:table-cell>
              <table:table-cell office:value-type="float" office:value="69.59">
                <text:p>69.59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4.3">
                <text:p>74.3</text:p>
              </table:table-cell>
              <table:table-cell office:value-type="float" office:value="69.2">
                <text:p>69.2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74.2">
                <text:p>74.2</text:p>
              </table:table-cell>
              <table:table-cell office:value-type="float" office:value="68.9">
                <text:p>68.9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3.7">
                <text:p>73.7</text:p>
              </table:table-cell>
              <table:table-cell office:value-type="float" office:value="67.8">
                <text:p>67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71.8">
                <text:p>71.8</text:p>
              </table:table-cell>
              <table:table-cell office:value-type="float" office:value="65">
                <text:p>6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1.1">
                <text:p>71.1</text:p>
              </table:table-cell>
              <table:table-cell office:value-type="float" office:value="63.9">
                <text:p>63.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1.6">
                <text:p>71.6</text:p>
              </table:table-cell>
              <table:table-cell office:value-type="float" office:value="64.5">
                <text:p>64.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2.4">
                <text:p>72.4</text:p>
              </table:table-cell>
              <table:table-cell office:value-type="float" office:value="65.8">
                <text:p>65.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2.8">
                <text:p>72.8</text:p>
              </table:table-cell>
              <table:table-cell office:value-type="float" office:value="66.7">
                <text:p>66.7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3.1">
                <text:p>73.1</text:p>
              </table:table-cell>
              <table:table-cell office:value-type="float" office:value="67.1">
                <text:p>67.1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72.4">
                <text:p>72.4</text:p>
              </table:table-cell>
              <table:table-cell office:value-type="float" office:value="65.9">
                <text:p>65.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2.3">
                <text:p>72.3</text:p>
              </table:table-cell>
              <table:table-cell office:value-type="float" office:value="65.3">
                <text:p>65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2.2">
                <text:p>72.2</text:p>
              </table:table-cell>
              <table:table-cell office:value-type="float" office:value="65.2">
                <text:p>65.2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1.9">
                <text:p>71.9</text:p>
              </table:table-cell>
              <table:table-cell office:value-type="float" office:value="65">
                <text:p>65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1.9">
                <text:p>71.9</text:p>
              </table:table-cell>
              <table:table-cell office:value-type="float" office:value="64.9">
                <text:p>64.9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2.4">
                <text:p>72.4</text:p>
              </table:table-cell>
              <table:table-cell office:value-type="float" office:value="65.3">
                <text:p>65.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65.4">
                <text:p>65.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3.3">
                <text:p>73.3</text:p>
              </table:table-cell>
              <table:table-cell office:value-type="float" office:value="66.7">
                <text:p>66.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4">
                <text:p>74</text:p>
              </table:table-cell>
              <table:table-cell office:value-type="float" office:value="67.6">
                <text:p>67.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4.3">
                <text:p>74.3</text:p>
              </table:table-cell>
              <table:table-cell office:value-type="float" office:value="68">
                <text:p>6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4.8">
                <text:p>74.8</text:p>
              </table:table-cell>
              <table:table-cell office:value-type="float" office:value="68.8">
                <text:p>68.8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4.9">
                <text:p>74.9</text:p>
              </table:table-cell>
              <table:table-cell office:value-type="float" office:value="68.9">
                <text:p>68.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5.61">
                <text:p>75.61</text:p>
              </table:table-cell>
              <table:table-cell office:value-type="float" office:value="69.83">
                <text:p>69.83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5.86">
                <text:p>75.86</text:p>
              </table:table-cell>
              <table:table-cell office:value-type="float" office:value="70.24">
                <text:p>70.24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.3">
                <text:p>76.3</text:p>
              </table:table-cell>
              <table:table-cell office:value-type="float" office:value="70.76">
                <text:p>70.76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6.47">
                <text:p>76.47</text:p>
              </table:table-cell>
              <table:table-cell office:value-type="float" office:value="70.93">
                <text:p>70.93</text:p>
              </table:table-cell>
              <table:table-cell office:value-type="float" office:value="65.29">
                <text:p>65.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6.71">
                <text:p>76.71</text:p>
              </table:table-cell>
              <table:table-cell office:value-type="float" office:value="71.39">
                <text:p>71.39</text:p>
              </table:table-cell>
              <table:table-cell office:value-type="float" office:value="65.92">
                <text:p>65.9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7.06">
                <text:p>77.06</text:p>
              </table:table-cell>
              <table:table-cell office:value-type="float" office:value="71.87">
                <text:p>71.8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7.64">
                <text:p>77.64</text:p>
              </table:table-cell>
              <table:table-cell office:value-type="float" office:value="72.7">
                <text:p>72.7</text:p>
              </table:table-cell>
              <table:table-cell office:value-type="float" office:value="67.51">
                <text:p>67.5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77.82">
                <text:p>77.82</text:p>
              </table:table-cell>
              <table:table-cell office:value-type="float" office:value="72.91">
                <text:p>72.91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8.17">
                <text:p>78.17</text:p>
              </table:table-cell>
              <table:table-cell office:value-type="float" office:value="73.34">
                <text:p>73.34</text:p>
              </table:table-cell>
              <table:table-cell office:value-type="float" office:value="68.24">
                <text:p>68.2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76.43">
                <text:p>76.43</text:p>
              </table:table-cell>
              <table:table-cell office:value-type="float" office:value="71.54">
                <text:p>71.54</text:p>
              </table:table-cell>
              <table:table-cell office:value-type="float" office:value="66.49">
                <text:p>66.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</office:styles>
</office:document-styles>
</file>